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752in"/>
    </style:style>
    <style:style style:name="co2" style:family="table-column">
      <style:table-column-properties fo:break-before="auto" style:column-width="0.4638in"/>
    </style:style>
    <style:style style:name="co3" style:family="table-column">
      <style:table-column-properties fo:break-before="auto" style:column-width="1.2252in"/>
    </style:style>
    <style:style style:name="co4" style:family="table-column">
      <style:table-column-properties fo:break-before="auto" style:column-width="0.4965in"/>
    </style:style>
    <style:style style:name="co5" style:family="table-column">
      <style:table-column-properties fo:break-before="auto" style:column-width="1.2575in"/>
    </style:style>
    <style:style style:name="co6" style:family="table-column">
      <style:table-column-properties fo:break-before="auto" style:column-width="0.8252in"/>
    </style:style>
    <style:style style:name="co7" style:family="table-column">
      <style:table-column-properties fo:break-before="auto" style:column-width="0.5252in"/>
    </style:style>
    <style:style style:name="co8" style:family="table-column">
      <style:table-column-properties fo:break-before="auto" style:column-width="0.6898in"/>
    </style:style>
    <style:style style:name="co9" style:family="table-column">
      <style:table-column-properties fo:break-before="auto" style:column-width="0.8398in"/>
    </style:style>
    <style:style style:name="co10" style:family="table-column">
      <style:table-column-properties fo:break-before="auto" style:column-width="0.4425in"/>
    </style:style>
    <style:style style:name="co11" style:family="table-column">
      <style:table-column-properties fo:break-before="auto" style:column-width="0.7429in"/>
    </style:style>
    <style:style style:name="co12" style:family="table-column">
      <style:table-column-properties fo:break-before="auto" style:column-width="0.911in"/>
    </style:style>
    <style:style style:name="co13" style:family="table-column">
      <style:table-column-properties fo:break-before="auto" style:column-width="0.7102in"/>
    </style:style>
    <style:style style:name="co14" style:family="table-column">
      <style:table-column-properties fo:break-before="auto" style:column-width="1.522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3" style:family="table-cell" style:parent-style-name="Default">
      <style:table-cell-properties fo:wrap-option="wrap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0"/>
    <style:style style:name="ce6" style:family="table-cell" style:parent-style-name="Default" style:data-style-name="N4"/>
    <style:style style:name="ce7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8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9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10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11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12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13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14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15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ar inventor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5"/>
        <table:table-column table:style-name="co8" table:default-cell-style-name="Default"/>
        <table:table-column table:style-name="co9" table:default-cell-style-name="ce6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0" table:default-cell-style-name="Default"/>
        <table:table-row table:style-name="ro1">
          <table:table-cell table:style-name="ce3" office:value-type="string" calcext:value-type="string">
            <text:p>Car ID</text:p>
          </table:table-cell>
          <table:table-cell table:style-name="ce3" office:value-type="string" calcext:value-type="string">
            <text:p>Make</text:p>
          </table:table-cell>
          <table:table-cell table:style-name="ce3" office:value-type="string" calcext:value-type="string">
            <text:p>Make (Full Name)</text:p>
          </table:table-cell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Model (Full Name)</text:p>
          </table:table-cell>
          <table:table-cell table:style-name="ce3" office:value-type="string" calcext:value-type="string">
            <text:p>Manufacture Year</text:p>
          </table:table-cell>
          <table:table-cell table:style-name="ce3" office:value-type="string" calcext:value-type="string">
            <text:p>Age</text:p>
          </table:table-cell>
          <table:table-cell table:style-name="ce3" office:value-type="string" calcext:value-type="string">
            <text:p>Miles</text:p>
          </table:table-cell>
          <table:table-cell table:style-name="ce3" office:value-type="string" calcext:value-type="string">
            <text:p>Miles / Year</text:p>
          </table:table-cell>
          <table:table-cell table:style-name="ce3" office:value-type="string" calcext:value-type="string">
            <text:p>Color</text:p>
          </table:table-cell>
          <table:table-cell table:style-name="ce3" office:value-type="string" calcext:value-type="string">
            <text:p>Driver</text:p>
          </table:table-cell>
          <table:table-cell table:style-name="ce3" office:value-type="string" calcext:value-type="string">
            <text:p>Warantee Miles</text:p>
          </table:table-cell>
          <table:table-cell table:style-name="ce3" office:value-type="string" calcext:value-type="string">
            <text:p>Covered?</text:p>
          </table:table-cell>
          <table:table-cell table:style-name="ce3" office:value-type="string" calcext:value-type="string">
            <text:p>New Car ID</text:p>
          </table:table-cell>
          <table:table-cell table:style-name="ce3" table:number-columns-repeated="1010"/>
        </table:table-row>
        <table:table-row table:style-name="ro2">
          <table:table-cell office:value-type="string" calcext:value-type="string">
            <text:p>GM09CMR014</text:p>
          </table:table-cell>
          <table:table-cell table:formula="of:=LEFT([.A2];2)" office:value-type="string" office:string-value="GM" calcext:value-type="string">
            <text:p>GM</text:p>
          </table:table-cell>
          <table:table-cell table:formula="of:=VLOOKUP([.B2];[.B$57:.C$62];2)" office:value-type="string" office:string-value="General Motors" calcext:value-type="string">
            <text:p>General Motors</text:p>
          </table:table-cell>
          <table:table-cell table:formula="of:=MID([.A2];5;3)" office:value-type="string" office:string-value="CMR" calcext:value-type="string">
            <text:p>CMR</text:p>
          </table:table-cell>
          <table:table-cell table:formula="of:=VLOOKUP([.D2];[.D$58:.E$68];2)" office:value-type="string" office:string-value="Camero" calcext:value-type="string">
            <text:p>Camero</text:p>
          </table:table-cell>
          <table:table-cell table:formula="of:=MID([.A2];3;2)" office:value-type="string" office:string-value="09" calcext:value-type="string">
            <text:p>09</text:p>
          </table:table-cell>
          <table:table-cell table:formula="of:=IF(24-[.F2]&lt;0;100-[.F2]+24;24-[.F2])" office:value-type="float" office:value="15" calcext:value-type="float">
            <text:p>15</text:p>
          </table:table-cell>
          <table:table-cell office:value-type="float" office:value="28464.8" calcext:value-type="float">
            <text:p>28464.8</text:p>
          </table:table-cell>
          <table:table-cell table:formula="of:=[.H2]/[.G2]" office:value-type="float" office:value="1897.65333333333" calcext:value-type="float">
            <text:p>1,897.65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ntos</text:p>
          </table:table-cell>
          <table:table-cell office:value-type="float" office:value="100000" calcext:value-type="float">
            <text:p>100000</text:p>
          </table:table-cell>
          <table:table-cell table:formula="of:=IF([.H2]&lt;=[.L2];&quot;Y&quot;;&quot;Not Covered&quot;)" office:value-type="string" office:string-value="Y" calcext:value-type="string">
            <text:p>Y</text:p>
          </table:table-cell>
          <table:table-cell table:formula="of:=COM.MICROSOFT.CONCAT([.B2];[.F2];[.D2];UPPER(LEFT([.J2];3));RIGHT([.A2];3))" office:value-type="string" office:string-value="GM09CMRWHI014" calcext:value-type="string">
            <text:p>GM09CMRWHI01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GM12CMR015</text:p>
          </table:table-cell>
          <table:table-cell table:formula="of:=LEFT([.A3];2)" office:value-type="string" office:string-value="GM" calcext:value-type="string">
            <text:p>GM</text:p>
          </table:table-cell>
          <table:table-cell table:formula="of:=VLOOKUP([.B3];[.B$57:.C$62];2)" office:value-type="string" office:string-value="General Motors" calcext:value-type="string">
            <text:p>General Motors</text:p>
          </table:table-cell>
          <table:table-cell table:formula="of:=MID([.A3];5;3)" office:value-type="string" office:string-value="CMR" calcext:value-type="string">
            <text:p>CMR</text:p>
          </table:table-cell>
          <table:table-cell table:formula="of:=VLOOKUP([.D3];[.D$58:.E$68];2)" office:value-type="string" office:string-value="Camero" calcext:value-type="string">
            <text:p>Camero</text:p>
          </table:table-cell>
          <table:table-cell table:formula="of:=MID([.A3];3;2)" office:value-type="string" office:string-value="12" calcext:value-type="string">
            <text:p>12</text:p>
          </table:table-cell>
          <table:table-cell table:formula="of:=IF(24-[.F3]&lt;0;100-[.F3]+24;24-[.F3])" office:value-type="float" office:value="12" calcext:value-type="float">
            <text:p>12</text:p>
          </table:table-cell>
          <table:table-cell office:value-type="float" office:value="19421.1" calcext:value-type="float">
            <text:p>19421.1</text:p>
          </table:table-cell>
          <table:table-cell table:formula="of:=[.H3]/[.G3]" office:value-type="float" office:value="1618.425" calcext:value-type="float">
            <text:p>1,618.43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Bard</text:p>
          </table:table-cell>
          <table:table-cell office:value-type="float" office:value="100000" calcext:value-type="float">
            <text:p>100000</text:p>
          </table:table-cell>
          <table:table-cell table:formula="of:=IF([.H3]&lt;=[.L3];&quot;Y&quot;;&quot;Not Covered&quot;)" office:value-type="string" office:string-value="Y" calcext:value-type="string">
            <text:p>Y</text:p>
          </table:table-cell>
          <table:table-cell table:formula="of:=COM.MICROSOFT.CONCAT([.B3];[.F3];[.D3];UPPER(LEFT([.J3];3));RIGHT([.A3];3))" office:value-type="string" office:string-value="GM12CMRBLA015" calcext:value-type="string">
            <text:p>GM12CMRBLA01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GM14CMR016</text:p>
          </table:table-cell>
          <table:table-cell table:formula="of:=LEFT([.A4];2)" office:value-type="string" office:string-value="GM" calcext:value-type="string">
            <text:p>GM</text:p>
          </table:table-cell>
          <table:table-cell table:formula="of:=VLOOKUP([.B4];[.B$57:.C$62];2)" office:value-type="string" office:string-value="General Motors" calcext:value-type="string">
            <text:p>General Motors</text:p>
          </table:table-cell>
          <table:table-cell table:formula="of:=MID([.A4];5;3)" office:value-type="string" office:string-value="CMR" calcext:value-type="string">
            <text:p>CMR</text:p>
          </table:table-cell>
          <table:table-cell table:formula="of:=VLOOKUP([.D4];[.D$58:.E$68];2)" office:value-type="string" office:string-value="Camero" calcext:value-type="string">
            <text:p>Camero</text:p>
          </table:table-cell>
          <table:table-cell table:formula="of:=MID([.A4];3;2)" office:value-type="string" office:string-value="14" calcext:value-type="string">
            <text:p>14</text:p>
          </table:table-cell>
          <table:table-cell table:formula="of:=IF(24-[.F4]&lt;0;100-[.F4]+24;24-[.F4])" office:value-type="float" office:value="10" calcext:value-type="float">
            <text:p>10</text:p>
          </table:table-cell>
          <table:table-cell office:value-type="float" office:value="14289.6" calcext:value-type="float">
            <text:p>14289.6</text:p>
          </table:table-cell>
          <table:table-cell table:formula="of:=[.H4]/[.G4]" office:value-type="float" office:value="1428.96" calcext:value-type="float">
            <text:p>1,428.9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orrens</text:p>
          </table:table-cell>
          <table:table-cell office:value-type="float" office:value="100000" calcext:value-type="float">
            <text:p>100000</text:p>
          </table:table-cell>
          <table:table-cell table:formula="of:=IF([.H4]&lt;=[.L4];&quot;Y&quot;;&quot;Not Covered&quot;)" office:value-type="string" office:string-value="Y" calcext:value-type="string">
            <text:p>Y</text:p>
          </table:table-cell>
          <table:table-cell table:formula="of:=COM.MICROSOFT.CONCAT([.B4];[.F4];[.D4];UPPER(LEFT([.J4];3));RIGHT([.A4];3))" office:value-type="string" office:string-value="GM14CMRWHI016" calcext:value-type="string">
            <text:p>GM14CMRWHI01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R99CAR045</text:p>
          </table:table-cell>
          <table:table-cell table:formula="of:=LEFT([.A5];2)" office:value-type="string" office:string-value="CR" calcext:value-type="string">
            <text:p>CR</text:p>
          </table:table-cell>
          <table:table-cell table:formula="of:=VLOOKUP([.B5];[.B$57:.C$62];2)" office:value-type="string" office:string-value="Chrysler" calcext:value-type="string">
            <text:p>Chrysler</text:p>
          </table:table-cell>
          <table:table-cell table:formula="of:=MID([.A5];5;3)" office:value-type="string" office:string-value="CAR" calcext:value-type="string">
            <text:p>CAR</text:p>
          </table:table-cell>
          <table:table-cell table:formula="of:=VLOOKUP([.D5];[.D$58:.E$68];2)" office:value-type="string" office:string-value="Caravan" calcext:value-type="string">
            <text:p>Caravan</text:p>
          </table:table-cell>
          <table:table-cell table:formula="of:=MID([.A5];3;2)" office:value-type="string" office:string-value="99" calcext:value-type="string">
            <text:p>99</text:p>
          </table:table-cell>
          <table:table-cell table:formula="of:=IF(24-[.F5]&lt;0;100-[.F5]+24;24-[.F5])" office:value-type="float" office:value="25" calcext:value-type="float">
            <text:p>25</text:p>
          </table:table-cell>
          <table:table-cell office:value-type="float" office:value="79420.6" calcext:value-type="float">
            <text:p>79420.6</text:p>
          </table:table-cell>
          <table:table-cell table:formula="of:=[.H5]/[.G5]" office:value-type="float" office:value="3176.824" calcext:value-type="float">
            <text:p>3,176.82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Hulinski</text:p>
          </table:table-cell>
          <table:table-cell office:value-type="float" office:value="75000" calcext:value-type="float">
            <text:p>75000</text:p>
          </table:table-cell>
          <table:table-cell table:formula="of:=IF([.H5]&lt;=[.L5];&quot;Y&quot;;&quot;Not Covered&quot;)" office:value-type="string" office:string-value="Not Covered" calcext:value-type="string">
            <text:p>Not Covered</text:p>
          </table:table-cell>
          <table:table-cell table:formula="of:=COM.MICROSOFT.CONCAT([.B5];[.F5];[.D5];UPPER(LEFT([.J5];3));RIGHT([.A5];3))" office:value-type="string" office:string-value="CR99CARGRE045" calcext:value-type="string">
            <text:p>CR99CARGRE04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R00CAR046</text:p>
          </table:table-cell>
          <table:table-cell table:formula="of:=LEFT([.A6];2)" office:value-type="string" office:string-value="CR" calcext:value-type="string">
            <text:p>CR</text:p>
          </table:table-cell>
          <table:table-cell table:formula="of:=VLOOKUP([.B6];[.B$57:.C$62];2)" office:value-type="string" office:string-value="Chrysler" calcext:value-type="string">
            <text:p>Chrysler</text:p>
          </table:table-cell>
          <table:table-cell table:formula="of:=MID([.A6];5;3)" office:value-type="string" office:string-value="CAR" calcext:value-type="string">
            <text:p>CAR</text:p>
          </table:table-cell>
          <table:table-cell table:formula="of:=VLOOKUP([.D6];[.D$58:.E$68];2)" office:value-type="string" office:string-value="Caravan" calcext:value-type="string">
            <text:p>Caravan</text:p>
          </table:table-cell>
          <table:table-cell table:formula="of:=MID([.A6];3;2)" office:value-type="string" office:string-value="00" calcext:value-type="string">
            <text:p>00</text:p>
          </table:table-cell>
          <table:table-cell table:formula="of:=IF(24-[.F6]&lt;0;100-[.F6]+24;24-[.F6])" office:value-type="float" office:value="24" calcext:value-type="float">
            <text:p>24</text:p>
          </table:table-cell>
          <table:table-cell office:value-type="float" office:value="77243.1" calcext:value-type="float">
            <text:p>77243.1</text:p>
          </table:table-cell>
          <table:table-cell table:formula="of:=[.H6]/[.G6]" office:value-type="float" office:value="3218.4625" calcext:value-type="float">
            <text:p>3,218.46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Jones</text:p>
          </table:table-cell>
          <table:table-cell office:value-type="float" office:value="75000" calcext:value-type="float">
            <text:p>75000</text:p>
          </table:table-cell>
          <table:table-cell table:formula="of:=IF([.H6]&lt;=[.L6];&quot;Y&quot;;&quot;Not Covered&quot;)" office:value-type="string" office:string-value="Not Covered" calcext:value-type="string">
            <text:p>Not Covered</text:p>
          </table:table-cell>
          <table:table-cell table:formula="of:=COM.MICROSOFT.CONCAT([.B6];[.F6];[.D6];UPPER(LEFT([.J6];3));RIGHT([.A6];3))" office:value-type="string" office:string-value="CR00CARBLA046" calcext:value-type="string">
            <text:p>CR00CARBLA04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R04CAR047</text:p>
          </table:table-cell>
          <table:table-cell table:formula="of:=LEFT([.A7];2)" office:value-type="string" office:string-value="CR" calcext:value-type="string">
            <text:p>CR</text:p>
          </table:table-cell>
          <table:table-cell table:formula="of:=VLOOKUP([.B7];[.B$57:.C$62];2)" office:value-type="string" office:string-value="Chrysler" calcext:value-type="string">
            <text:p>Chrysler</text:p>
          </table:table-cell>
          <table:table-cell table:formula="of:=MID([.A7];5;3)" office:value-type="string" office:string-value="CAR" calcext:value-type="string">
            <text:p>CAR</text:p>
          </table:table-cell>
          <table:table-cell table:formula="of:=VLOOKUP([.D7];[.D$58:.E$68];2)" office:value-type="string" office:string-value="Caravan" calcext:value-type="string">
            <text:p>Caravan</text:p>
          </table:table-cell>
          <table:table-cell table:formula="of:=MID([.A7];3;2)" office:value-type="string" office:string-value="04" calcext:value-type="string">
            <text:p>04</text:p>
          </table:table-cell>
          <table:table-cell table:formula="of:=IF(24-[.F7]&lt;0;100-[.F7]+24;24-[.F7])" office:value-type="float" office:value="20" calcext:value-type="float">
            <text:p>20</text:p>
          </table:table-cell>
          <table:table-cell office:value-type="float" office:value="72527.2" calcext:value-type="float">
            <text:p>72527.2</text:p>
          </table:table-cell>
          <table:table-cell table:formula="of:=[.H7]/[.G7]" office:value-type="float" office:value="3626.36" calcext:value-type="float">
            <text:p>3,626.3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ard</text:p>
          </table:table-cell>
          <table:table-cell office:value-type="float" office:value="75000" calcext:value-type="float">
            <text:p>75000</text:p>
          </table:table-cell>
          <table:table-cell table:formula="of:=IF([.H7]&lt;=[.L7];&quot;Y&quot;;&quot;Not Covered&quot;)" office:value-type="string" office:string-value="Y" calcext:value-type="string">
            <text:p>Y</text:p>
          </table:table-cell>
          <table:table-cell table:formula="of:=COM.MICROSOFT.CONCAT([.B7];[.F7];[.D7];UPPER(LEFT([.J7];3));RIGHT([.A7];3))" office:value-type="string" office:string-value="CR04CARWHI047" calcext:value-type="string">
            <text:p>CR04CARWHI04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R04CAR048</text:p>
          </table:table-cell>
          <table:table-cell table:formula="of:=LEFT([.A8];2)" office:value-type="string" office:string-value="CR" calcext:value-type="string">
            <text:p>CR</text:p>
          </table:table-cell>
          <table:table-cell table:formula="of:=VLOOKUP([.B8];[.B$57:.C$62];2)" office:value-type="string" office:string-value="Chrysler" calcext:value-type="string">
            <text:p>Chrysler</text:p>
          </table:table-cell>
          <table:table-cell table:formula="of:=MID([.A8];5;3)" office:value-type="string" office:string-value="CAR" calcext:value-type="string">
            <text:p>CAR</text:p>
          </table:table-cell>
          <table:table-cell table:formula="of:=VLOOKUP([.D8];[.D$58:.E$68];2)" office:value-type="string" office:string-value="Caravan" calcext:value-type="string">
            <text:p>Caravan</text:p>
          </table:table-cell>
          <table:table-cell table:formula="of:=MID([.A8];3;2)" office:value-type="string" office:string-value="04" calcext:value-type="string">
            <text:p>04</text:p>
          </table:table-cell>
          <table:table-cell table:formula="of:=IF(24-[.F8]&lt;0;100-[.F8]+24;24-[.F8])" office:value-type="float" office:value="20" calcext:value-type="float">
            <text:p>20</text:p>
          </table:table-cell>
          <table:table-cell office:value-type="float" office:value="52699.4" calcext:value-type="float">
            <text:p>52699.4</text:p>
          </table:table-cell>
          <table:table-cell table:formula="of:=[.H8]/[.G8]" office:value-type="float" office:value="2634.97" calcext:value-type="float">
            <text:p>2,634.9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d</text:p>
          </table:table-cell>
          <table:table-cell office:value-type="float" office:value="75000" calcext:value-type="float">
            <text:p>75000</text:p>
          </table:table-cell>
          <table:table-cell table:formula="of:=IF([.H8]&lt;=[.L8];&quot;Y&quot;;&quot;Not Covered&quot;)" office:value-type="string" office:string-value="Y" calcext:value-type="string">
            <text:p>Y</text:p>
          </table:table-cell>
          <table:table-cell table:formula="of:=COM.MICROSOFT.CONCAT([.B8];[.F8];[.D8];UPPER(LEFT([.J8];3));RIGHT([.A8];3))" office:value-type="string" office:string-value="CR04CARRED048" calcext:value-type="string">
            <text:p>CR04CARRED04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HO99CIV030</text:p>
          </table:table-cell>
          <table:table-cell table:formula="of:=LEFT([.A9];2)" office:value-type="string" office:string-value="HO" calcext:value-type="string">
            <text:p>HO</text:p>
          </table:table-cell>
          <table:table-cell table:formula="of:=VLOOKUP([.B9];[.B$57:.C$62];2)" office:value-type="string" office:string-value="Honda" calcext:value-type="string">
            <text:p>Honda</text:p>
          </table:table-cell>
          <table:table-cell table:formula="of:=MID([.A9];5;3)" office:value-type="string" office:string-value="CIV" calcext:value-type="string">
            <text:p>CIV</text:p>
          </table:table-cell>
          <table:table-cell table:formula="of:=VLOOKUP([.D9];[.D$58:.E$68];2)" office:value-type="string" office:string-value="Civic" calcext:value-type="string">
            <text:p>Civic</text:p>
          </table:table-cell>
          <table:table-cell table:formula="of:=MID([.A9];3;2)" office:value-type="string" office:string-value="99" calcext:value-type="string">
            <text:p>99</text:p>
          </table:table-cell>
          <table:table-cell table:formula="of:=IF(24-[.F9]&lt;0;100-[.F9]+24;24-[.F9])" office:value-type="float" office:value="25" calcext:value-type="float">
            <text:p>25</text:p>
          </table:table-cell>
          <table:table-cell office:value-type="float" office:value="82374" calcext:value-type="float">
            <text:p>82374</text:p>
          </table:table-cell>
          <table:table-cell table:formula="of:=[.H9]/[.G9]" office:value-type="float" office:value="3294.96" calcext:value-type="float">
            <text:p>3,294.9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odriguez</text:p>
          </table:table-cell>
          <table:table-cell office:value-type="float" office:value="75000" calcext:value-type="float">
            <text:p>75000</text:p>
          </table:table-cell>
          <table:table-cell table:formula="of:=IF([.H9]&lt;=[.L9];&quot;Y&quot;;&quot;Not Covered&quot;)" office:value-type="string" office:string-value="Not Covered" calcext:value-type="string">
            <text:p>Not Covered</text:p>
          </table:table-cell>
          <table:table-cell table:formula="of:=COM.MICROSOFT.CONCAT([.B9];[.F9];[.D9];UPPER(LEFT([.J9];3));RIGHT([.A9];3))" office:value-type="string" office:string-value="HO99CIVWHI030" calcext:value-type="string">
            <text:p>HO99CIVWHI03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HO01CIV031</text:p>
          </table:table-cell>
          <table:table-cell table:formula="of:=LEFT([.A10];2)" office:value-type="string" office:string-value="HO" calcext:value-type="string">
            <text:p>HO</text:p>
          </table:table-cell>
          <table:table-cell table:formula="of:=VLOOKUP([.B10];[.B$57:.C$62];2)" office:value-type="string" office:string-value="Honda" calcext:value-type="string">
            <text:p>Honda</text:p>
          </table:table-cell>
          <table:table-cell table:formula="of:=MID([.A10];5;3)" office:value-type="string" office:string-value="CIV" calcext:value-type="string">
            <text:p>CIV</text:p>
          </table:table-cell>
          <table:table-cell table:formula="of:=VLOOKUP([.D10];[.D$58:.E$68];2)" office:value-type="string" office:string-value="Civic" calcext:value-type="string">
            <text:p>Civic</text:p>
          </table:table-cell>
          <table:table-cell table:formula="of:=MID([.A10];3;2)" office:value-type="string" office:string-value="01" calcext:value-type="string">
            <text:p>01</text:p>
          </table:table-cell>
          <table:table-cell table:formula="of:=IF(24-[.F10]&lt;0;100-[.F10]+24;24-[.F10])" office:value-type="float" office:value="23" calcext:value-type="float">
            <text:p>23</text:p>
          </table:table-cell>
          <table:table-cell office:value-type="float" office:value="69891.9" calcext:value-type="float">
            <text:p>69891.9</text:p>
          </table:table-cell>
          <table:table-cell table:formula="of:=[.H10]/[.G10]" office:value-type="float" office:value="3038.77826086956" calcext:value-type="float">
            <text:p>3,038.78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Jones</text:p>
          </table:table-cell>
          <table:table-cell office:value-type="float" office:value="75000" calcext:value-type="float">
            <text:p>75000</text:p>
          </table:table-cell>
          <table:table-cell table:formula="of:=IF([.H10]&lt;=[.L10];&quot;Y&quot;;&quot;Not Covered&quot;)" office:value-type="string" office:string-value="Y" calcext:value-type="string">
            <text:p>Y</text:p>
          </table:table-cell>
          <table:table-cell table:formula="of:=COM.MICROSOFT.CONCAT([.B10];[.F10];[.D10];UPPER(LEFT([.J10];3));RIGHT([.A10];3))" office:value-type="string" office:string-value="HO01CIVBLU031" calcext:value-type="string">
            <text:p>HO01CIVBLU03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HO10CIV032</text:p>
          </table:table-cell>
          <table:table-cell table:formula="of:=LEFT([.A11];2)" office:value-type="string" office:string-value="HO" calcext:value-type="string">
            <text:p>HO</text:p>
          </table:table-cell>
          <table:table-cell table:formula="of:=VLOOKUP([.B11];[.B$57:.C$62];2)" office:value-type="string" office:string-value="Honda" calcext:value-type="string">
            <text:p>Honda</text:p>
          </table:table-cell>
          <table:table-cell table:formula="of:=MID([.A11];5;3)" office:value-type="string" office:string-value="CIV" calcext:value-type="string">
            <text:p>CIV</text:p>
          </table:table-cell>
          <table:table-cell table:formula="of:=VLOOKUP([.D11];[.D$58:.E$68];2)" office:value-type="string" office:string-value="Civic" calcext:value-type="string">
            <text:p>Civic</text:p>
          </table:table-cell>
          <table:table-cell table:formula="of:=MID([.A11];3;2)" office:value-type="string" office:string-value="10" calcext:value-type="string">
            <text:p>10</text:p>
          </table:table-cell>
          <table:table-cell table:formula="of:=IF(24-[.F11]&lt;0;100-[.F11]+24;24-[.F11])" office:value-type="float" office:value="14" calcext:value-type="float">
            <text:p>14</text:p>
          </table:table-cell>
          <table:table-cell office:value-type="float" office:value="22573" calcext:value-type="float">
            <text:p>22573</text:p>
          </table:table-cell>
          <table:table-cell table:formula="of:=[.H11]/[.G11]" office:value-type="float" office:value="1612.35714285714" calcext:value-type="float">
            <text:p>1,612.36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Torrens</text:p>
          </table:table-cell>
          <table:table-cell office:value-type="float" office:value="75000" calcext:value-type="float">
            <text:p>75000</text:p>
          </table:table-cell>
          <table:table-cell table:formula="of:=IF([.H11]&lt;=[.L11];&quot;Y&quot;;&quot;Not Covered&quot;)" office:value-type="string" office:string-value="Y" calcext:value-type="string">
            <text:p>Y</text:p>
          </table:table-cell>
          <table:table-cell table:formula="of:=COM.MICROSOFT.CONCAT([.B11];[.F11];[.D11];UPPER(LEFT([.J11];3));RIGHT([.A11];3))" office:value-type="string" office:string-value="HO10CIVBLU032" calcext:value-type="string">
            <text:p>HO10CIVBLU03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HO10CIV033</text:p>
          </table:table-cell>
          <table:table-cell table:formula="of:=LEFT([.A12];2)" office:value-type="string" office:string-value="HO" calcext:value-type="string">
            <text:p>HO</text:p>
          </table:table-cell>
          <table:table-cell table:formula="of:=VLOOKUP([.B12];[.B$57:.C$62];2)" office:value-type="string" office:string-value="Honda" calcext:value-type="string">
            <text:p>Honda</text:p>
          </table:table-cell>
          <table:table-cell table:formula="of:=MID([.A12];5;3)" office:value-type="string" office:string-value="CIV" calcext:value-type="string">
            <text:p>CIV</text:p>
          </table:table-cell>
          <table:table-cell table:formula="of:=VLOOKUP([.D12];[.D$58:.E$68];2)" office:value-type="string" office:string-value="Civic" calcext:value-type="string">
            <text:p>Civic</text:p>
          </table:table-cell>
          <table:table-cell table:formula="of:=MID([.A12];3;2)" office:value-type="string" office:string-value="10" calcext:value-type="string">
            <text:p>10</text:p>
          </table:table-cell>
          <table:table-cell table:formula="of:=IF(24-[.F12]&lt;0;100-[.F12]+24;24-[.F12])" office:value-type="float" office:value="14" calcext:value-type="float">
            <text:p>14</text:p>
          </table:table-cell>
          <table:table-cell office:value-type="float" office:value="33477.2" calcext:value-type="float">
            <text:p>33477.2</text:p>
          </table:table-cell>
          <table:table-cell table:formula="of:=[.H12]/[.G12]" office:value-type="float" office:value="2391.22857142857" calcext:value-type="float">
            <text:p>2,391.23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Swartz</text:p>
          </table:table-cell>
          <table:table-cell office:value-type="float" office:value="75000" calcext:value-type="float">
            <text:p>75000</text:p>
          </table:table-cell>
          <table:table-cell table:formula="of:=IF([.H12]&lt;=[.L12];&quot;Y&quot;;&quot;Not Covered&quot;)" office:value-type="string" office:string-value="Y" calcext:value-type="string">
            <text:p>Y</text:p>
          </table:table-cell>
          <table:table-cell table:formula="of:=COM.MICROSOFT.CONCAT([.B12];[.F12];[.D12];UPPER(LEFT([.J12];3));RIGHT([.A12];3))" office:value-type="string" office:string-value="HO10CIVBLA033" calcext:value-type="string">
            <text:p>HO10CIVBLA03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HO11CIV034</text:p>
          </table:table-cell>
          <table:table-cell table:formula="of:=LEFT([.A13];2)" office:value-type="string" office:string-value="HO" calcext:value-type="string">
            <text:p>HO</text:p>
          </table:table-cell>
          <table:table-cell table:formula="of:=VLOOKUP([.B13];[.B$57:.C$62];2)" office:value-type="string" office:string-value="Honda" calcext:value-type="string">
            <text:p>Honda</text:p>
          </table:table-cell>
          <table:table-cell table:formula="of:=MID([.A13];5;3)" office:value-type="string" office:string-value="CIV" calcext:value-type="string">
            <text:p>CIV</text:p>
          </table:table-cell>
          <table:table-cell table:formula="of:=VLOOKUP([.D13];[.D$58:.E$68];2)" office:value-type="string" office:string-value="Civic" calcext:value-type="string">
            <text:p>Civic</text:p>
          </table:table-cell>
          <table:table-cell table:formula="of:=MID([.A13];3;2)" office:value-type="string" office:string-value="11" calcext:value-type="string">
            <text:p>11</text:p>
          </table:table-cell>
          <table:table-cell table:formula="of:=IF(24-[.F13]&lt;0;100-[.F13]+24;24-[.F13])" office:value-type="float" office:value="13" calcext:value-type="float">
            <text:p>13</text:p>
          </table:table-cell>
          <table:table-cell office:value-type="float" office:value="30555.3" calcext:value-type="float">
            <text:p>30555.3</text:p>
          </table:table-cell>
          <table:table-cell table:formula="of:=[.H13]/[.G13]" office:value-type="float" office:value="2350.40769230769" calcext:value-type="float">
            <text:p>2,350.4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Lyon</text:p>
          </table:table-cell>
          <table:table-cell office:value-type="float" office:value="75000" calcext:value-type="float">
            <text:p>75000</text:p>
          </table:table-cell>
          <table:table-cell table:formula="of:=IF([.H13]&lt;=[.L13];&quot;Y&quot;;&quot;Not Covered&quot;)" office:value-type="string" office:string-value="Y" calcext:value-type="string">
            <text:p>Y</text:p>
          </table:table-cell>
          <table:table-cell table:formula="of:=COM.MICROSOFT.CONCAT([.B13];[.F13];[.D13];UPPER(LEFT([.J13];3));RIGHT([.A13];3))" office:value-type="string" office:string-value="HO11CIVBLA034" calcext:value-type="string">
            <text:p>HO11CIVBLA03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HO12CIV035</text:p>
          </table:table-cell>
          <table:table-cell table:formula="of:=LEFT([.A14];2)" office:value-type="string" office:string-value="HO" calcext:value-type="string">
            <text:p>HO</text:p>
          </table:table-cell>
          <table:table-cell table:formula="of:=VLOOKUP([.B14];[.B$57:.C$62];2)" office:value-type="string" office:string-value="Honda" calcext:value-type="string">
            <text:p>Honda</text:p>
          </table:table-cell>
          <table:table-cell table:formula="of:=MID([.A14];5;3)" office:value-type="string" office:string-value="CIV" calcext:value-type="string">
            <text:p>CIV</text:p>
          </table:table-cell>
          <table:table-cell table:formula="of:=VLOOKUP([.D14];[.D$58:.E$68];2)" office:value-type="string" office:string-value="Civic" calcext:value-type="string">
            <text:p>Civic</text:p>
          </table:table-cell>
          <table:table-cell table:formula="of:=MID([.A14];3;2)" office:value-type="string" office:string-value="12" calcext:value-type="string">
            <text:p>12</text:p>
          </table:table-cell>
          <table:table-cell table:formula="of:=IF(24-[.F14]&lt;0;100-[.F14]+24;24-[.F14])" office:value-type="float" office:value="12" calcext:value-type="float">
            <text:p>12</text:p>
          </table:table-cell>
          <table:table-cell office:value-type="float" office:value="24513.2" calcext:value-type="float">
            <text:p>24513.2</text:p>
          </table:table-cell>
          <table:table-cell table:formula="of:=[.H14]/[.G14]" office:value-type="float" office:value="2042.76666666667" calcext:value-type="float">
            <text:p>2,042.77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Hulinski</text:p>
          </table:table-cell>
          <table:table-cell office:value-type="float" office:value="75000" calcext:value-type="float">
            <text:p>75000</text:p>
          </table:table-cell>
          <table:table-cell table:formula="of:=IF([.H14]&lt;=[.L14];&quot;Y&quot;;&quot;Not Covered&quot;)" office:value-type="string" office:string-value="Y" calcext:value-type="string">
            <text:p>Y</text:p>
          </table:table-cell>
          <table:table-cell table:formula="of:=COM.MICROSOFT.CONCAT([.B14];[.F14];[.D14];UPPER(LEFT([.J14];3));RIGHT([.A14];3))" office:value-type="string" office:string-value="HO12CIVBLA035" calcext:value-type="string">
            <text:p>HO12CIVBLA03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HO13CIV036</text:p>
          </table:table-cell>
          <table:table-cell table:formula="of:=LEFT([.A15];2)" office:value-type="string" office:string-value="HO" calcext:value-type="string">
            <text:p>HO</text:p>
          </table:table-cell>
          <table:table-cell table:formula="of:=VLOOKUP([.B15];[.B$57:.C$62];2)" office:value-type="string" office:string-value="Honda" calcext:value-type="string">
            <text:p>Honda</text:p>
          </table:table-cell>
          <table:table-cell table:formula="of:=MID([.A15];5;3)" office:value-type="string" office:string-value="CIV" calcext:value-type="string">
            <text:p>CIV</text:p>
          </table:table-cell>
          <table:table-cell table:formula="of:=VLOOKUP([.D15];[.D$58:.E$68];2)" office:value-type="string" office:string-value="Civic" calcext:value-type="string">
            <text:p>Civic</text:p>
          </table:table-cell>
          <table:table-cell table:formula="of:=MID([.A15];3;2)" office:value-type="string" office:string-value="13" calcext:value-type="string">
            <text:p>13</text:p>
          </table:table-cell>
          <table:table-cell table:formula="of:=IF(24-[.F15]&lt;0;100-[.F15]+24;24-[.F15])" office:value-type="float" office:value="11" calcext:value-type="float">
            <text:p>11</text:p>
          </table:table-cell>
          <table:table-cell office:value-type="float" office:value="13867.6" calcext:value-type="float">
            <text:p>13867.6</text:p>
          </table:table-cell>
          <table:table-cell table:formula="of:=[.H15]/[.G15]" office:value-type="float" office:value="1260.69090909091" calcext:value-type="float">
            <text:p>1,260.6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Chan</text:p>
          </table:table-cell>
          <table:table-cell office:value-type="float" office:value="75000" calcext:value-type="float">
            <text:p>75000</text:p>
          </table:table-cell>
          <table:table-cell table:formula="of:=IF([.H15]&lt;=[.L15];&quot;Y&quot;;&quot;Not Covered&quot;)" office:value-type="string" office:string-value="Y" calcext:value-type="string">
            <text:p>Y</text:p>
          </table:table-cell>
          <table:table-cell table:formula="of:=COM.MICROSOFT.CONCAT([.B15];[.F15];[.D15];UPPER(LEFT([.J15];3));RIGHT([.A15];3))" office:value-type="string" office:string-value="HO13CIVBLA036" calcext:value-type="string">
            <text:p>HO13CIVBLA03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Y02COR025</text:p>
          </table:table-cell>
          <table:table-cell table:formula="of:=LEFT([.A16];2)" office:value-type="string" office:string-value="TY" calcext:value-type="string">
            <text:p>TY</text:p>
          </table:table-cell>
          <table:table-cell table:formula="of:=VLOOKUP([.B16];[.B$57:.C$62];2)" office:value-type="string" office:string-value="Toyota" calcext:value-type="string">
            <text:p>Toyota</text:p>
          </table:table-cell>
          <table:table-cell table:formula="of:=MID([.A16];5;3)" office:value-type="string" office:string-value="COR" calcext:value-type="string">
            <text:p>COR</text:p>
          </table:table-cell>
          <table:table-cell table:formula="of:=VLOOKUP([.D16];[.D$58:.E$68];2)" office:value-type="string" office:string-value="Corola" calcext:value-type="string">
            <text:p>Corola</text:p>
          </table:table-cell>
          <table:table-cell table:formula="of:=MID([.A16];3;2)" office:value-type="string" office:string-value="02" calcext:value-type="string">
            <text:p>02</text:p>
          </table:table-cell>
          <table:table-cell table:formula="of:=IF(24-[.F16]&lt;0;100-[.F16]+24;24-[.F16])" office:value-type="float" office:value="22" calcext:value-type="float">
            <text:p>22</text:p>
          </table:table-cell>
          <table:table-cell office:value-type="float" office:value="64467.4" calcext:value-type="float">
            <text:p>64467.4</text:p>
          </table:table-cell>
          <table:table-cell table:formula="of:=[.H16]/[.G16]" office:value-type="float" office:value="2930.33636363636" calcext:value-type="float">
            <text:p>2,930.3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aul</text:p>
          </table:table-cell>
          <table:table-cell office:value-type="float" office:value="100000" calcext:value-type="float">
            <text:p>100000</text:p>
          </table:table-cell>
          <table:table-cell table:formula="of:=IF([.H16]&lt;=[.L16];&quot;Y&quot;;&quot;Not Covered&quot;)" office:value-type="string" office:string-value="Y" calcext:value-type="string">
            <text:p>Y</text:p>
          </table:table-cell>
          <table:table-cell table:formula="of:=COM.MICROSOFT.CONCAT([.B16];[.F16];[.D16];UPPER(LEFT([.J16];3));RIGHT([.A16];3))" office:value-type="string" office:string-value="TY02CORRED025" calcext:value-type="string">
            <text:p>TY02CORRED02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Y03COR026</text:p>
          </table:table-cell>
          <table:table-cell table:formula="of:=LEFT([.A17];2)" office:value-type="string" office:string-value="TY" calcext:value-type="string">
            <text:p>TY</text:p>
          </table:table-cell>
          <table:table-cell table:formula="of:=VLOOKUP([.B17];[.B$57:.C$62];2)" office:value-type="string" office:string-value="Toyota" calcext:value-type="string">
            <text:p>Toyota</text:p>
          </table:table-cell>
          <table:table-cell table:formula="of:=MID([.A17];5;3)" office:value-type="string" office:string-value="COR" calcext:value-type="string">
            <text:p>COR</text:p>
          </table:table-cell>
          <table:table-cell table:formula="of:=VLOOKUP([.D17];[.D$58:.E$68];2)" office:value-type="string" office:string-value="Corola" calcext:value-type="string">
            <text:p>Corola</text:p>
          </table:table-cell>
          <table:table-cell table:formula="of:=MID([.A17];3;2)" office:value-type="string" office:string-value="03" calcext:value-type="string">
            <text:p>03</text:p>
          </table:table-cell>
          <table:table-cell table:formula="of:=IF(24-[.F17]&lt;0;100-[.F17]+24;24-[.F17])" office:value-type="float" office:value="21" calcext:value-type="float">
            <text:p>21</text:p>
          </table:table-cell>
          <table:table-cell office:value-type="float" office:value="73444.4" calcext:value-type="float">
            <text:p>73444.4</text:p>
          </table:table-cell>
          <table:table-cell table:formula="of:=[.H17]/[.G17]" office:value-type="float" office:value="3497.35238095238" calcext:value-type="float">
            <text:p>3,497.3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Gaul</text:p>
          </table:table-cell>
          <table:table-cell office:value-type="float" office:value="100000" calcext:value-type="float">
            <text:p>100000</text:p>
          </table:table-cell>
          <table:table-cell table:formula="of:=IF([.H17]&lt;=[.L17];&quot;Y&quot;;&quot;Not Covered&quot;)" office:value-type="string" office:string-value="Y" calcext:value-type="string">
            <text:p>Y</text:p>
          </table:table-cell>
          <table:table-cell table:formula="of:=COM.MICROSOFT.CONCAT([.B17];[.F17];[.D17];UPPER(LEFT([.J17];3));RIGHT([.A17];3))" office:value-type="string" office:string-value="TY03CORBLA026" calcext:value-type="string">
            <text:p>TY03CORBLA02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Y14COR027</text:p>
          </table:table-cell>
          <table:table-cell table:formula="of:=LEFT([.A18];2)" office:value-type="string" office:string-value="TY" calcext:value-type="string">
            <text:p>TY</text:p>
          </table:table-cell>
          <table:table-cell table:formula="of:=VLOOKUP([.B18];[.B$57:.C$62];2)" office:value-type="string" office:string-value="Toyota" calcext:value-type="string">
            <text:p>Toyota</text:p>
          </table:table-cell>
          <table:table-cell table:formula="of:=MID([.A18];5;3)" office:value-type="string" office:string-value="COR" calcext:value-type="string">
            <text:p>COR</text:p>
          </table:table-cell>
          <table:table-cell table:formula="of:=VLOOKUP([.D18];[.D$58:.E$68];2)" office:value-type="string" office:string-value="Corola" calcext:value-type="string">
            <text:p>Corola</text:p>
          </table:table-cell>
          <table:table-cell table:formula="of:=MID([.A18];3;2)" office:value-type="string" office:string-value="14" calcext:value-type="string">
            <text:p>14</text:p>
          </table:table-cell>
          <table:table-cell table:formula="of:=IF(24-[.F18]&lt;0;100-[.F18]+24;24-[.F18])" office:value-type="float" office:value="10" calcext:value-type="float">
            <text:p>10</text:p>
          </table:table-cell>
          <table:table-cell office:value-type="float" office:value="17556.3" calcext:value-type="float">
            <text:p>17556.3</text:p>
          </table:table-cell>
          <table:table-cell table:formula="of:=[.H18]/[.G18]" office:value-type="float" office:value="1755.63" calcext:value-type="float">
            <text:p>1,755.63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Praulty</text:p>
          </table:table-cell>
          <table:table-cell office:value-type="float" office:value="100000" calcext:value-type="float">
            <text:p>100000</text:p>
          </table:table-cell>
          <table:table-cell table:formula="of:=IF([.H18]&lt;=[.L18];&quot;Y&quot;;&quot;Not Covered&quot;)" office:value-type="string" office:string-value="Y" calcext:value-type="string">
            <text:p>Y</text:p>
          </table:table-cell>
          <table:table-cell table:formula="of:=COM.MICROSOFT.CONCAT([.B18];[.F18];[.D18];UPPER(LEFT([.J18];3));RIGHT([.A18];3))" office:value-type="string" office:string-value="TY14CORBLU027" calcext:value-type="string">
            <text:p>TY14CORBLU02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Y12COR028</text:p>
          </table:table-cell>
          <table:table-cell table:formula="of:=LEFT([.A19];2)" office:value-type="string" office:string-value="TY" calcext:value-type="string">
            <text:p>TY</text:p>
          </table:table-cell>
          <table:table-cell table:formula="of:=VLOOKUP([.B19];[.B$57:.C$62];2)" office:value-type="string" office:string-value="Toyota" calcext:value-type="string">
            <text:p>Toyota</text:p>
          </table:table-cell>
          <table:table-cell table:formula="of:=MID([.A19];5;3)" office:value-type="string" office:string-value="COR" calcext:value-type="string">
            <text:p>COR</text:p>
          </table:table-cell>
          <table:table-cell table:formula="of:=VLOOKUP([.D19];[.D$58:.E$68];2)" office:value-type="string" office:string-value="Corola" calcext:value-type="string">
            <text:p>Corola</text:p>
          </table:table-cell>
          <table:table-cell table:formula="of:=MID([.A19];3;2)" office:value-type="string" office:string-value="12" calcext:value-type="string">
            <text:p>12</text:p>
          </table:table-cell>
          <table:table-cell table:formula="of:=IF(24-[.F19]&lt;0;100-[.F19]+24;24-[.F19])" office:value-type="float" office:value="12" calcext:value-type="float">
            <text:p>12</text:p>
          </table:table-cell>
          <table:table-cell office:value-type="float" office:value="29601.9" calcext:value-type="float">
            <text:p>29601.9</text:p>
          </table:table-cell>
          <table:table-cell table:formula="of:=[.H19]/[.G19]" office:value-type="float" office:value="2466.825" calcext:value-type="float">
            <text:p>2,466.83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Santos</text:p>
          </table:table-cell>
          <table:table-cell office:value-type="float" office:value="100000" calcext:value-type="float">
            <text:p>100000</text:p>
          </table:table-cell>
          <table:table-cell table:formula="of:=IF([.H19]&lt;=[.L19];&quot;Y&quot;;&quot;Not Covered&quot;)" office:value-type="string" office:string-value="Y" calcext:value-type="string">
            <text:p>Y</text:p>
          </table:table-cell>
          <table:table-cell table:formula="of:=COM.MICROSOFT.CONCAT([.B19];[.F19];[.D19];UPPER(LEFT([.J19];3));RIGHT([.A19];3))" office:value-type="string" office:string-value="TY12CORBLA028" calcext:value-type="string">
            <text:p>TY12CORBLA02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HY11ELA049</text:p>
          </table:table-cell>
          <table:table-cell table:formula="of:=LEFT([.A20];2)" office:value-type="string" office:string-value="HY" calcext:value-type="string">
            <text:p>HY</text:p>
          </table:table-cell>
          <table:table-cell table:formula="of:=VLOOKUP([.B20];[.B$57:.C$62];2)" office:value-type="string" office:string-value="Hyundai" calcext:value-type="string">
            <text:p>Hyundai</text:p>
          </table:table-cell>
          <table:table-cell table:formula="of:=MID([.A20];5;3)" office:value-type="string" office:string-value="ELA" calcext:value-type="string">
            <text:p>ELA</text:p>
          </table:table-cell>
          <table:table-cell table:formula="of:=VLOOKUP([.D20];[.D$58:.E$68];2)" office:value-type="string" office:string-value="Elantra" calcext:value-type="string">
            <text:p>Elantra</text:p>
          </table:table-cell>
          <table:table-cell table:formula="of:=MID([.A20];3;2)" office:value-type="string" office:string-value="11" calcext:value-type="string">
            <text:p>11</text:p>
          </table:table-cell>
          <table:table-cell table:formula="of:=IF(24-[.F20]&lt;0;100-[.F20]+24;24-[.F20])" office:value-type="float" office:value="13" calcext:value-type="float">
            <text:p>13</text:p>
          </table:table-cell>
          <table:table-cell office:value-type="float" office:value="29102.3" calcext:value-type="float">
            <text:p>29102.3</text:p>
          </table:table-cell>
          <table:table-cell table:formula="of:=[.H20]/[.G20]" office:value-type="float" office:value="2238.63846153846" calcext:value-type="float">
            <text:p>2,238.64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Torrens</text:p>
          </table:table-cell>
          <table:table-cell office:value-type="float" office:value="100000" calcext:value-type="float">
            <text:p>100000</text:p>
          </table:table-cell>
          <table:table-cell table:formula="of:=IF([.H20]&lt;=[.L20];&quot;Y&quot;;&quot;Not Covered&quot;)" office:value-type="string" office:string-value="Y" calcext:value-type="string">
            <text:p>Y</text:p>
          </table:table-cell>
          <table:table-cell table:formula="of:=COM.MICROSOFT.CONCAT([.B20];[.F20];[.D20];UPPER(LEFT([.J20];3));RIGHT([.A20];3))" office:value-type="string" office:string-value="HY11ELABLA049" calcext:value-type="string">
            <text:p>HY11ELABLA04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HY12ELA050</text:p>
          </table:table-cell>
          <table:table-cell table:formula="of:=LEFT([.A21];2)" office:value-type="string" office:string-value="HY" calcext:value-type="string">
            <text:p>HY</text:p>
          </table:table-cell>
          <table:table-cell table:formula="of:=VLOOKUP([.B21];[.B$57:.C$62];2)" office:value-type="string" office:string-value="Hyundai" calcext:value-type="string">
            <text:p>Hyundai</text:p>
          </table:table-cell>
          <table:table-cell table:formula="of:=MID([.A21];5;3)" office:value-type="string" office:string-value="ELA" calcext:value-type="string">
            <text:p>ELA</text:p>
          </table:table-cell>
          <table:table-cell table:formula="of:=VLOOKUP([.D21];[.D$58:.E$68];2)" office:value-type="string" office:string-value="Elantra" calcext:value-type="string">
            <text:p>Elantra</text:p>
          </table:table-cell>
          <table:table-cell table:formula="of:=MID([.A21];3;2)" office:value-type="string" office:string-value="12" calcext:value-type="string">
            <text:p>12</text:p>
          </table:table-cell>
          <table:table-cell table:formula="of:=IF(24-[.F21]&lt;0;100-[.F21]+24;24-[.F21])" office:value-type="float" office:value="12" calcext:value-type="float">
            <text:p>12</text:p>
          </table:table-cell>
          <table:table-cell office:value-type="float" office:value="22282" calcext:value-type="float">
            <text:p>22282</text:p>
          </table:table-cell>
          <table:table-cell table:formula="of:=[.H21]/[.G21]" office:value-type="float" office:value="1856.83333333333" calcext:value-type="float">
            <text:p>1,856.83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McCall</text:p>
          </table:table-cell>
          <table:table-cell office:value-type="float" office:value="100000" calcext:value-type="float">
            <text:p>100000</text:p>
          </table:table-cell>
          <table:table-cell table:formula="of:=IF([.H21]&lt;=[.L21];&quot;Y&quot;;&quot;Not Covered&quot;)" office:value-type="string" office:string-value="Y" calcext:value-type="string">
            <text:p>Y</text:p>
          </table:table-cell>
          <table:table-cell table:formula="of:=COM.MICROSOFT.CONCAT([.B21];[.F21];[.D21];UPPER(LEFT([.J21];3));RIGHT([.A21];3))" office:value-type="string" office:string-value="HY12ELABLU050" calcext:value-type="string">
            <text:p>HY12ELABLU05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HY13ELA051</text:p>
          </table:table-cell>
          <table:table-cell table:formula="of:=LEFT([.A22];2)" office:value-type="string" office:string-value="HY" calcext:value-type="string">
            <text:p>HY</text:p>
          </table:table-cell>
          <table:table-cell table:formula="of:=VLOOKUP([.B22];[.B$57:.C$62];2)" office:value-type="string" office:string-value="Hyundai" calcext:value-type="string">
            <text:p>Hyundai</text:p>
          </table:table-cell>
          <table:table-cell table:formula="of:=MID([.A22];5;3)" office:value-type="string" office:string-value="ELA" calcext:value-type="string">
            <text:p>ELA</text:p>
          </table:table-cell>
          <table:table-cell table:formula="of:=VLOOKUP([.D22];[.D$58:.E$68];2)" office:value-type="string" office:string-value="Elantra" calcext:value-type="string">
            <text:p>Elantra</text:p>
          </table:table-cell>
          <table:table-cell table:formula="of:=MID([.A22];3;2)" office:value-type="string" office:string-value="13" calcext:value-type="string">
            <text:p>13</text:p>
          </table:table-cell>
          <table:table-cell table:formula="of:=IF(24-[.F22]&lt;0;100-[.F22]+24;24-[.F22])" office:value-type="float" office:value="11" calcext:value-type="float">
            <text:p>11</text:p>
          </table:table-cell>
          <table:table-cell office:value-type="float" office:value="20223.9" calcext:value-type="float">
            <text:p>20223.9</text:p>
          </table:table-cell>
          <table:table-cell table:formula="of:=[.H22]/[.G22]" office:value-type="float" office:value="1838.53636363636" calcext:value-type="float">
            <text:p>1,838.54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Praulty</text:p>
          </table:table-cell>
          <table:table-cell office:value-type="float" office:value="100000" calcext:value-type="float">
            <text:p>100000</text:p>
          </table:table-cell>
          <table:table-cell table:formula="of:=IF([.H22]&lt;=[.L22];&quot;Y&quot;;&quot;Not Covered&quot;)" office:value-type="string" office:string-value="Y" calcext:value-type="string">
            <text:p>Y</text:p>
          </table:table-cell>
          <table:table-cell table:formula="of:=COM.MICROSOFT.CONCAT([.B22];[.F22];[.D22];UPPER(LEFT([.J22];3));RIGHT([.A22];3))" office:value-type="string" office:string-value="HY13ELABLA051" calcext:value-type="string">
            <text:p>HY13ELABLA05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HY13ELA052</text:p>
          </table:table-cell>
          <table:table-cell table:formula="of:=LEFT([.A23];2)" office:value-type="string" office:string-value="HY" calcext:value-type="string">
            <text:p>HY</text:p>
          </table:table-cell>
          <table:table-cell table:formula="of:=VLOOKUP([.B23];[.B$57:.C$62];2)" office:value-type="string" office:string-value="Hyundai" calcext:value-type="string">
            <text:p>Hyundai</text:p>
          </table:table-cell>
          <table:table-cell table:formula="of:=MID([.A23];5;3)" office:value-type="string" office:string-value="ELA" calcext:value-type="string">
            <text:p>ELA</text:p>
          </table:table-cell>
          <table:table-cell table:formula="of:=VLOOKUP([.D23];[.D$58:.E$68];2)" office:value-type="string" office:string-value="Elantra" calcext:value-type="string">
            <text:p>Elantra</text:p>
          </table:table-cell>
          <table:table-cell table:formula="of:=MID([.A23];3;2)" office:value-type="string" office:string-value="13" calcext:value-type="string">
            <text:p>13</text:p>
          </table:table-cell>
          <table:table-cell table:formula="of:=IF(24-[.F23]&lt;0;100-[.F23]+24;24-[.F23])" office:value-type="float" office:value="11" calcext:value-type="float">
            <text:p>11</text:p>
          </table:table-cell>
          <table:table-cell office:value-type="float" office:value="22188.5" calcext:value-type="float">
            <text:p>22188.5</text:p>
          </table:table-cell>
          <table:table-cell table:formula="of:=[.H23]/[.G23]" office:value-type="float" office:value="2017.13636363636" calcext:value-type="float">
            <text:p>2,017.14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Ewenty</text:p>
          </table:table-cell>
          <table:table-cell office:value-type="float" office:value="100000" calcext:value-type="float">
            <text:p>100000</text:p>
          </table:table-cell>
          <table:table-cell table:formula="of:=IF([.H23]&lt;=[.L23];&quot;Y&quot;;&quot;Not Covered&quot;)" office:value-type="string" office:string-value="Y" calcext:value-type="string">
            <text:p>Y</text:p>
          </table:table-cell>
          <table:table-cell table:formula="of:=COM.MICROSOFT.CONCAT([.B23];[.F23];[.D23];UPPER(LEFT([.J23];3));RIGHT([.A23];3))" office:value-type="string" office:string-value="HY13ELABLU052" calcext:value-type="string">
            <text:p>HY13ELABLU05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FD06FCS006</text:p>
          </table:table-cell>
          <table:table-cell table:formula="of:=LEFT([.A24];2)" office:value-type="string" office:string-value="FD" calcext:value-type="string">
            <text:p>FD</text:p>
          </table:table-cell>
          <table:table-cell table:formula="of:=VLOOKUP([.B24];[.B$57:.C$62];2)" office:value-type="string" office:string-value="FORD" calcext:value-type="string">
            <text:p>FORD</text:p>
          </table:table-cell>
          <table:table-cell table:formula="of:=MID([.A24];5;3)" office:value-type="string" office:string-value="FCS" calcext:value-type="string">
            <text:p>FCS</text:p>
          </table:table-cell>
          <table:table-cell table:formula="of:=VLOOKUP([.D24];[.D$58:.E$68];2)" office:value-type="string" office:string-value="Focus" calcext:value-type="string">
            <text:p>Focus</text:p>
          </table:table-cell>
          <table:table-cell table:formula="of:=MID([.A24];3;2)" office:value-type="string" office:string-value="06" calcext:value-type="string">
            <text:p>06</text:p>
          </table:table-cell>
          <table:table-cell table:formula="of:=IF(24-[.F24]&lt;0;100-[.F24]+24;24-[.F24])" office:value-type="float" office:value="18" calcext:value-type="float">
            <text:p>18</text:p>
          </table:table-cell>
          <table:table-cell office:value-type="float" office:value="46311.4" calcext:value-type="float">
            <text:p>46311.4</text:p>
          </table:table-cell>
          <table:table-cell table:formula="of:=[.H24]/[.G24]" office:value-type="float" office:value="2572.85555555556" calcext:value-type="float">
            <text:p>2,572.8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Ewenty</text:p>
          </table:table-cell>
          <table:table-cell office:value-type="float" office:value="75000" calcext:value-type="float">
            <text:p>75000</text:p>
          </table:table-cell>
          <table:table-cell table:formula="of:=IF([.H24]&lt;=[.L24];&quot;Y&quot;;&quot;Not Covered&quot;)" office:value-type="string" office:string-value="Y" calcext:value-type="string">
            <text:p>Y</text:p>
          </table:table-cell>
          <table:table-cell table:formula="of:=COM.MICROSOFT.CONCAT([.B24];[.F24];[.D24];UPPER(LEFT([.J24];3));RIGHT([.A24];3))" office:value-type="string" office:string-value="FD06FCSGRE006" calcext:value-type="string">
            <text:p>FD06FCSGRE00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FD06FCS007</text:p>
          </table:table-cell>
          <table:table-cell table:formula="of:=LEFT([.A25];2)" office:value-type="string" office:string-value="FD" calcext:value-type="string">
            <text:p>FD</text:p>
          </table:table-cell>
          <table:table-cell table:formula="of:=VLOOKUP([.B25];[.B$57:.C$62];2)" office:value-type="string" office:string-value="FORD" calcext:value-type="string">
            <text:p>FORD</text:p>
          </table:table-cell>
          <table:table-cell table:formula="of:=MID([.A25];5;3)" office:value-type="string" office:string-value="FCS" calcext:value-type="string">
            <text:p>FCS</text:p>
          </table:table-cell>
          <table:table-cell table:formula="of:=VLOOKUP([.D25];[.D$58:.E$68];2)" office:value-type="string" office:string-value="Focus" calcext:value-type="string">
            <text:p>Focus</text:p>
          </table:table-cell>
          <table:table-cell table:formula="of:=MID([.A25];3;2)" office:value-type="string" office:string-value="06" calcext:value-type="string">
            <text:p>06</text:p>
          </table:table-cell>
          <table:table-cell table:formula="of:=IF(24-[.F25]&lt;0;100-[.F25]+24;24-[.F25])" office:value-type="float" office:value="18" calcext:value-type="float">
            <text:p>18</text:p>
          </table:table-cell>
          <table:table-cell office:value-type="float" office:value="52229.5" calcext:value-type="float">
            <text:p>52229.5</text:p>
          </table:table-cell>
          <table:table-cell table:formula="of:=[.H25]/[.G25]" office:value-type="float" office:value="2901.63888888889" calcext:value-type="float">
            <text:p>2,901.64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Lyon</text:p>
          </table:table-cell>
          <table:table-cell office:value-type="float" office:value="75000" calcext:value-type="float">
            <text:p>75000</text:p>
          </table:table-cell>
          <table:table-cell table:formula="of:=IF([.H25]&lt;=[.L25];&quot;Y&quot;;&quot;Not Covered&quot;)" office:value-type="string" office:string-value="Y" calcext:value-type="string">
            <text:p>Y</text:p>
          </table:table-cell>
          <table:table-cell table:formula="of:=COM.MICROSOFT.CONCAT([.B25];[.F25];[.D25];UPPER(LEFT([.J25];3));RIGHT([.A25];3))" office:value-type="string" office:string-value="FD06FCSGRE007" calcext:value-type="string">
            <text:p>FD06FCSGRE00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FD09FCS008</text:p>
          </table:table-cell>
          <table:table-cell table:formula="of:=LEFT([.A26];2)" office:value-type="string" office:string-value="FD" calcext:value-type="string">
            <text:p>FD</text:p>
          </table:table-cell>
          <table:table-cell table:formula="of:=VLOOKUP([.B26];[.B$57:.C$62];2)" office:value-type="string" office:string-value="FORD" calcext:value-type="string">
            <text:p>FORD</text:p>
          </table:table-cell>
          <table:table-cell table:formula="of:=MID([.A26];5;3)" office:value-type="string" office:string-value="FCS" calcext:value-type="string">
            <text:p>FCS</text:p>
          </table:table-cell>
          <table:table-cell table:formula="of:=VLOOKUP([.D26];[.D$58:.E$68];2)" office:value-type="string" office:string-value="Focus" calcext:value-type="string">
            <text:p>Focus</text:p>
          </table:table-cell>
          <table:table-cell table:formula="of:=MID([.A26];3;2)" office:value-type="string" office:string-value="09" calcext:value-type="string">
            <text:p>09</text:p>
          </table:table-cell>
          <table:table-cell table:formula="of:=IF(24-[.F26]&lt;0;100-[.F26]+24;24-[.F26])" office:value-type="float" office:value="15" calcext:value-type="float">
            <text:p>15</text:p>
          </table:table-cell>
          <table:table-cell office:value-type="float" office:value="35137" calcext:value-type="float">
            <text:p>35137</text:p>
          </table:table-cell>
          <table:table-cell table:formula="of:=[.H26]/[.G26]" office:value-type="float" office:value="2342.46666666667" calcext:value-type="float">
            <text:p>2,342.47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Howard</text:p>
          </table:table-cell>
          <table:table-cell office:value-type="float" office:value="75000" calcext:value-type="float">
            <text:p>75000</text:p>
          </table:table-cell>
          <table:table-cell table:formula="of:=IF([.H26]&lt;=[.L26];&quot;Y&quot;;&quot;Not Covered&quot;)" office:value-type="string" office:string-value="Y" calcext:value-type="string">
            <text:p>Y</text:p>
          </table:table-cell>
          <table:table-cell table:formula="of:=COM.MICROSOFT.CONCAT([.B26];[.F26];[.D26];UPPER(LEFT([.J26];3));RIGHT([.A26];3))" office:value-type="string" office:string-value="FD09FCSBLA008" calcext:value-type="string">
            <text:p>FD09FCSBLA00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FD13FCS009</text:p>
          </table:table-cell>
          <table:table-cell table:formula="of:=LEFT([.A27];2)" office:value-type="string" office:string-value="FD" calcext:value-type="string">
            <text:p>FD</text:p>
          </table:table-cell>
          <table:table-cell table:formula="of:=VLOOKUP([.B27];[.B$57:.C$62];2)" office:value-type="string" office:string-value="FORD" calcext:value-type="string">
            <text:p>FORD</text:p>
          </table:table-cell>
          <table:table-cell table:formula="of:=MID([.A27];5;3)" office:value-type="string" office:string-value="FCS" calcext:value-type="string">
            <text:p>FCS</text:p>
          </table:table-cell>
          <table:table-cell table:formula="of:=VLOOKUP([.D27];[.D$58:.E$68];2)" office:value-type="string" office:string-value="Focus" calcext:value-type="string">
            <text:p>Focus</text:p>
          </table:table-cell>
          <table:table-cell table:formula="of:=MID([.A27];3;2)" office:value-type="string" office:string-value="13" calcext:value-type="string">
            <text:p>13</text:p>
          </table:table-cell>
          <table:table-cell table:formula="of:=IF(24-[.F27]&lt;0;100-[.F27]+24;24-[.F27])" office:value-type="float" office:value="11" calcext:value-type="float">
            <text:p>11</text:p>
          </table:table-cell>
          <table:table-cell office:value-type="float" office:value="27637.1" calcext:value-type="float">
            <text:p>27637.1</text:p>
          </table:table-cell>
          <table:table-cell table:formula="of:=[.H27]/[.G27]" office:value-type="float" office:value="2512.46363636364" calcext:value-type="float">
            <text:p>2,512.46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Smith</text:p>
          </table:table-cell>
          <table:table-cell office:value-type="float" office:value="75000" calcext:value-type="float">
            <text:p>75000</text:p>
          </table:table-cell>
          <table:table-cell table:formula="of:=IF([.H27]&lt;=[.L27];&quot;Y&quot;;&quot;Not Covered&quot;)" office:value-type="string" office:string-value="Y" calcext:value-type="string">
            <text:p>Y</text:p>
          </table:table-cell>
          <table:table-cell table:formula="of:=COM.MICROSOFT.CONCAT([.B27];[.F27];[.D27];UPPER(LEFT([.J27];3));RIGHT([.A27];3))" office:value-type="string" office:string-value="FD13FCSBLA009" calcext:value-type="string">
            <text:p>FD13FCSBLA00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FD13FCS010</text:p>
          </table:table-cell>
          <table:table-cell table:formula="of:=LEFT([.A28];2)" office:value-type="string" office:string-value="FD" calcext:value-type="string">
            <text:p>FD</text:p>
          </table:table-cell>
          <table:table-cell table:formula="of:=VLOOKUP([.B28];[.B$57:.C$62];2)" office:value-type="string" office:string-value="FORD" calcext:value-type="string">
            <text:p>FORD</text:p>
          </table:table-cell>
          <table:table-cell table:formula="of:=MID([.A28];5;3)" office:value-type="string" office:string-value="FCS" calcext:value-type="string">
            <text:p>FCS</text:p>
          </table:table-cell>
          <table:table-cell table:formula="of:=VLOOKUP([.D28];[.D$58:.E$68];2)" office:value-type="string" office:string-value="Focus" calcext:value-type="string">
            <text:p>Focus</text:p>
          </table:table-cell>
          <table:table-cell table:formula="of:=MID([.A28];3;2)" office:value-type="string" office:string-value="13" calcext:value-type="string">
            <text:p>13</text:p>
          </table:table-cell>
          <table:table-cell table:formula="of:=IF(24-[.F28]&lt;0;100-[.F28]+24;24-[.F28])" office:value-type="float" office:value="11" calcext:value-type="float">
            <text:p>11</text:p>
          </table:table-cell>
          <table:table-cell office:value-type="float" office:value="27534.8" calcext:value-type="float">
            <text:p>27534.8</text:p>
          </table:table-cell>
          <table:table-cell table:formula="of:=[.H28]/[.G28]" office:value-type="float" office:value="2503.16363636364" calcext:value-type="float">
            <text:p>2,503.1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raulty</text:p>
          </table:table-cell>
          <table:table-cell office:value-type="float" office:value="75000" calcext:value-type="float">
            <text:p>75000</text:p>
          </table:table-cell>
          <table:table-cell table:formula="of:=IF([.H28]&lt;=[.L28];&quot;Y&quot;;&quot;Not Covered&quot;)" office:value-type="string" office:string-value="Y" calcext:value-type="string">
            <text:p>Y</text:p>
          </table:table-cell>
          <table:table-cell table:formula="of:=COM.MICROSOFT.CONCAT([.B28];[.F28];[.D28];UPPER(LEFT([.J28];3));RIGHT([.A28];3))" office:value-type="string" office:string-value="FD13FCSWHI010" calcext:value-type="string">
            <text:p>FD13FCSWHI01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FD12FCS011</text:p>
          </table:table-cell>
          <table:table-cell table:formula="of:=LEFT([.A29];2)" office:value-type="string" office:string-value="FD" calcext:value-type="string">
            <text:p>FD</text:p>
          </table:table-cell>
          <table:table-cell table:formula="of:=VLOOKUP([.B29];[.B$57:.C$62];2)" office:value-type="string" office:string-value="FORD" calcext:value-type="string">
            <text:p>FORD</text:p>
          </table:table-cell>
          <table:table-cell table:formula="of:=MID([.A29];5;3)" office:value-type="string" office:string-value="FCS" calcext:value-type="string">
            <text:p>FCS</text:p>
          </table:table-cell>
          <table:table-cell table:formula="of:=VLOOKUP([.D29];[.D$58:.E$68];2)" office:value-type="string" office:string-value="Focus" calcext:value-type="string">
            <text:p>Focus</text:p>
          </table:table-cell>
          <table:table-cell table:formula="of:=MID([.A29];3;2)" office:value-type="string" office:string-value="12" calcext:value-type="string">
            <text:p>12</text:p>
          </table:table-cell>
          <table:table-cell table:formula="of:=IF(24-[.F29]&lt;0;100-[.F29]+24;24-[.F29])" office:value-type="float" office:value="12" calcext:value-type="float">
            <text:p>12</text:p>
          </table:table-cell>
          <table:table-cell office:value-type="float" office:value="19341.7" calcext:value-type="float">
            <text:p>19341.7</text:p>
          </table:table-cell>
          <table:table-cell table:formula="of:=[.H29]/[.G29]" office:value-type="float" office:value="1611.80833333333" calcext:value-type="float">
            <text:p>1,611.81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Yousef</text:p>
          </table:table-cell>
          <table:table-cell office:value-type="float" office:value="75000" calcext:value-type="float">
            <text:p>75000</text:p>
          </table:table-cell>
          <table:table-cell table:formula="of:=IF([.H29]&lt;=[.L29];&quot;Y&quot;;&quot;Not Covered&quot;)" office:value-type="string" office:string-value="Y" calcext:value-type="string">
            <text:p>Y</text:p>
          </table:table-cell>
          <table:table-cell table:formula="of:=COM.MICROSOFT.CONCAT([.B29];[.F29];[.D29];UPPER(LEFT([.J29];3));RIGHT([.A29];3))" office:value-type="string" office:string-value="FD12FCSWHI011" calcext:value-type="string">
            <text:p>FD12FCSWHI01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FD13FCS012</text:p>
          </table:table-cell>
          <table:table-cell table:formula="of:=LEFT([.A30];2)" office:value-type="string" office:string-value="FD" calcext:value-type="string">
            <text:p>FD</text:p>
          </table:table-cell>
          <table:table-cell table:formula="of:=VLOOKUP([.B30];[.B$57:.C$62];2)" office:value-type="string" office:string-value="FORD" calcext:value-type="string">
            <text:p>FORD</text:p>
          </table:table-cell>
          <table:table-cell table:formula="of:=MID([.A30];5;3)" office:value-type="string" office:string-value="FCS" calcext:value-type="string">
            <text:p>FCS</text:p>
          </table:table-cell>
          <table:table-cell table:formula="of:=VLOOKUP([.D30];[.D$58:.E$68];2)" office:value-type="string" office:string-value="Focus" calcext:value-type="string">
            <text:p>Focus</text:p>
          </table:table-cell>
          <table:table-cell table:formula="of:=MID([.A30];3;2)" office:value-type="string" office:string-value="13" calcext:value-type="string">
            <text:p>13</text:p>
          </table:table-cell>
          <table:table-cell table:formula="of:=IF(24-[.F30]&lt;0;100-[.F30]+24;24-[.F30])" office:value-type="float" office:value="11" calcext:value-type="float">
            <text:p>11</text:p>
          </table:table-cell>
          <table:table-cell office:value-type="float" office:value="22521.6" calcext:value-type="float">
            <text:p>22521.6</text:p>
          </table:table-cell>
          <table:table-cell table:formula="of:=[.H30]/[.G30]" office:value-type="float" office:value="2047.41818181818" calcext:value-type="float">
            <text:p>2,047.4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Vizzini</text:p>
          </table:table-cell>
          <table:table-cell office:value-type="float" office:value="75000" calcext:value-type="float">
            <text:p>75000</text:p>
          </table:table-cell>
          <table:table-cell table:formula="of:=IF([.H30]&lt;=[.L30];&quot;Y&quot;;&quot;Not Covered&quot;)" office:value-type="string" office:string-value="Y" calcext:value-type="string">
            <text:p>Y</text:p>
          </table:table-cell>
          <table:table-cell table:formula="of:=COM.MICROSOFT.CONCAT([.B30];[.F30];[.D30];UPPER(LEFT([.J30];3));RIGHT([.A30];3))" office:value-type="string" office:string-value="FD13FCSBLA012" calcext:value-type="string">
            <text:p>FD13FCSBLA01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FD13FCS013</text:p>
          </table:table-cell>
          <table:table-cell table:formula="of:=LEFT([.A31];2)" office:value-type="string" office:string-value="FD" calcext:value-type="string">
            <text:p>FD</text:p>
          </table:table-cell>
          <table:table-cell table:formula="of:=VLOOKUP([.B31];[.B$57:.C$62];2)" office:value-type="string" office:string-value="FORD" calcext:value-type="string">
            <text:p>FORD</text:p>
          </table:table-cell>
          <table:table-cell table:formula="of:=MID([.A31];5;3)" office:value-type="string" office:string-value="FCS" calcext:value-type="string">
            <text:p>FCS</text:p>
          </table:table-cell>
          <table:table-cell table:formula="of:=VLOOKUP([.D31];[.D$58:.E$68];2)" office:value-type="string" office:string-value="Focus" calcext:value-type="string">
            <text:p>Focus</text:p>
          </table:table-cell>
          <table:table-cell table:formula="of:=MID([.A31];3;2)" office:value-type="string" office:string-value="13" calcext:value-type="string">
            <text:p>13</text:p>
          </table:table-cell>
          <table:table-cell table:formula="of:=IF(24-[.F31]&lt;0;100-[.F31]+24;24-[.F31])" office:value-type="float" office:value="11" calcext:value-type="float">
            <text:p>11</text:p>
          </table:table-cell>
          <table:table-cell office:value-type="float" office:value="13682.9" calcext:value-type="float">
            <text:p>13682.9</text:p>
          </table:table-cell>
          <table:table-cell table:formula="of:=[.H31]/[.G31]" office:value-type="float" office:value="1243.9" calcext:value-type="float">
            <text:p>1,243.9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Rodriguez</text:p>
          </table:table-cell>
          <table:table-cell office:value-type="float" office:value="75000" calcext:value-type="float">
            <text:p>75000</text:p>
          </table:table-cell>
          <table:table-cell table:formula="of:=IF([.H31]&lt;=[.L31];&quot;Y&quot;;&quot;Not Covered&quot;)" office:value-type="string" office:string-value="Y" calcext:value-type="string">
            <text:p>Y</text:p>
          </table:table-cell>
          <table:table-cell table:formula="of:=COM.MICROSOFT.CONCAT([.B31];[.F31];[.D31];UPPER(LEFT([.J31];3));RIGHT([.A31];3))" office:value-type="string" office:string-value="FD13FCSBLA013" calcext:value-type="string">
            <text:p>FD13FCSBLA01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FD06MTG001</text:p>
          </table:table-cell>
          <table:table-cell table:formula="of:=LEFT([.A32];2)" office:value-type="string" office:string-value="FD" calcext:value-type="string">
            <text:p>FD</text:p>
          </table:table-cell>
          <table:table-cell table:formula="of:=VLOOKUP([.B32];[.B$57:.C$62];2)" office:value-type="string" office:string-value="FORD" calcext:value-type="string">
            <text:p>FORD</text:p>
          </table:table-cell>
          <table:table-cell table:formula="of:=MID([.A32];5;3)" office:value-type="string" office:string-value="MTG" calcext:value-type="string">
            <text:p>MTG</text:p>
          </table:table-cell>
          <table:table-cell table:formula="of:=VLOOKUP([.D32];[.D$58:.E$68];2)" office:value-type="string" office:string-value="Mustang" calcext:value-type="string">
            <text:p>Mustang</text:p>
          </table:table-cell>
          <table:table-cell table:formula="of:=MID([.A32];3;2)" office:value-type="string" office:string-value="06" calcext:value-type="string">
            <text:p>06</text:p>
          </table:table-cell>
          <table:table-cell table:formula="of:=IF(24-[.F32]&lt;0;100-[.F32]+24;24-[.F32])" office:value-type="float" office:value="18" calcext:value-type="float">
            <text:p>18</text:p>
          </table:table-cell>
          <table:table-cell office:value-type="float" office:value="40326.8" calcext:value-type="float">
            <text:p>40326.8</text:p>
          </table:table-cell>
          <table:table-cell table:formula="of:=[.H32]/[.G32]" office:value-type="float" office:value="2240.37777777778" calcext:value-type="float">
            <text:p>2,240.3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Smith</text:p>
          </table:table-cell>
          <table:table-cell office:value-type="float" office:value="50000" calcext:value-type="float">
            <text:p>50000</text:p>
          </table:table-cell>
          <table:table-cell table:formula="of:=IF([.H32]&lt;=[.L32];&quot;Y&quot;;&quot;Not Covered&quot;)" office:value-type="string" office:string-value="Y" calcext:value-type="string">
            <text:p>Y</text:p>
          </table:table-cell>
          <table:table-cell table:formula="of:=COM.MICROSOFT.CONCAT([.B32];[.F32];[.D32];UPPER(LEFT([.J32];3));RIGHT([.A32];3))" office:value-type="string" office:string-value="FD06MTGBLA001" calcext:value-type="string">
            <text:p>FD06MTGBLA00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FD06MTG002</text:p>
          </table:table-cell>
          <table:table-cell table:formula="of:=LEFT([.A33];2)" office:value-type="string" office:string-value="FD" calcext:value-type="string">
            <text:p>FD</text:p>
          </table:table-cell>
          <table:table-cell table:formula="of:=VLOOKUP([.B33];[.B$57:.C$62];2)" office:value-type="string" office:string-value="FORD" calcext:value-type="string">
            <text:p>FORD</text:p>
          </table:table-cell>
          <table:table-cell table:formula="of:=MID([.A33];5;3)" office:value-type="string" office:string-value="MTG" calcext:value-type="string">
            <text:p>MTG</text:p>
          </table:table-cell>
          <table:table-cell table:formula="of:=VLOOKUP([.D33];[.D$58:.E$68];2)" office:value-type="string" office:string-value="Mustang" calcext:value-type="string">
            <text:p>Mustang</text:p>
          </table:table-cell>
          <table:table-cell table:formula="of:=MID([.A33];3;2)" office:value-type="string" office:string-value="06" calcext:value-type="string">
            <text:p>06</text:p>
          </table:table-cell>
          <table:table-cell table:formula="of:=IF(24-[.F33]&lt;0;100-[.F33]+24;24-[.F33])" office:value-type="float" office:value="18" calcext:value-type="float">
            <text:p>18</text:p>
          </table:table-cell>
          <table:table-cell office:value-type="float" office:value="44974.8" calcext:value-type="float">
            <text:p>44974.8</text:p>
          </table:table-cell>
          <table:table-cell table:formula="of:=[.H33]/[.G33]" office:value-type="float" office:value="2498.6" calcext:value-type="float">
            <text:p>2,498.6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cCall</text:p>
          </table:table-cell>
          <table:table-cell office:value-type="float" office:value="50000" calcext:value-type="float">
            <text:p>50000</text:p>
          </table:table-cell>
          <table:table-cell table:formula="of:=IF([.H33]&lt;=[.L33];&quot;Y&quot;;&quot;Not Covered&quot;)" office:value-type="string" office:string-value="Y" calcext:value-type="string">
            <text:p>Y</text:p>
          </table:table-cell>
          <table:table-cell table:formula="of:=COM.MICROSOFT.CONCAT([.B33];[.F33];[.D33];UPPER(LEFT([.J33];3));RIGHT([.A33];3))" office:value-type="string" office:string-value="FD06MTGWHI002" calcext:value-type="string">
            <text:p>FD06MTGWHI00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FD08MTG003</text:p>
          </table:table-cell>
          <table:table-cell table:formula="of:=LEFT([.A34];2)" office:value-type="string" office:string-value="FD" calcext:value-type="string">
            <text:p>FD</text:p>
          </table:table-cell>
          <table:table-cell table:formula="of:=VLOOKUP([.B34];[.B$57:.C$62];2)" office:value-type="string" office:string-value="FORD" calcext:value-type="string">
            <text:p>FORD</text:p>
          </table:table-cell>
          <table:table-cell table:formula="of:=MID([.A34];5;3)" office:value-type="string" office:string-value="MTG" calcext:value-type="string">
            <text:p>MTG</text:p>
          </table:table-cell>
          <table:table-cell table:formula="of:=VLOOKUP([.D34];[.D$58:.E$68];2)" office:value-type="string" office:string-value="Mustang" calcext:value-type="string">
            <text:p>Mustang</text:p>
          </table:table-cell>
          <table:table-cell table:formula="of:=MID([.A34];3;2)" office:value-type="string" office:string-value="08" calcext:value-type="string">
            <text:p>08</text:p>
          </table:table-cell>
          <table:table-cell table:formula="of:=IF(24-[.F34]&lt;0;100-[.F34]+24;24-[.F34])" office:value-type="float" office:value="16" calcext:value-type="float">
            <text:p>16</text:p>
          </table:table-cell>
          <table:table-cell office:value-type="float" office:value="44946.5" calcext:value-type="float">
            <text:p>44946.5</text:p>
          </table:table-cell>
          <table:table-cell table:formula="of:=[.H34]/[.G34]" office:value-type="float" office:value="2809.15625" calcext:value-type="float">
            <text:p>2,809.1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Lyon</text:p>
          </table:table-cell>
          <table:table-cell office:value-type="float" office:value="50000" calcext:value-type="float">
            <text:p>50000</text:p>
          </table:table-cell>
          <table:table-cell table:formula="of:=IF([.H34]&lt;=[.L34];&quot;Y&quot;;&quot;Not Covered&quot;)" office:value-type="string" office:string-value="Y" calcext:value-type="string">
            <text:p>Y</text:p>
          </table:table-cell>
          <table:table-cell table:formula="of:=COM.MICROSOFT.CONCAT([.B34];[.F34];[.D34];UPPER(LEFT([.J34];3));RIGHT([.A34];3))" office:value-type="string" office:string-value="FD08MTGGRE003" calcext:value-type="string">
            <text:p>FD08MTGGRE00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FD08MTG004</text:p>
          </table:table-cell>
          <table:table-cell table:formula="of:=LEFT([.A35];2)" office:value-type="string" office:string-value="FD" calcext:value-type="string">
            <text:p>FD</text:p>
          </table:table-cell>
          <table:table-cell table:formula="of:=VLOOKUP([.B35];[.B$57:.C$62];2)" office:value-type="string" office:string-value="FORD" calcext:value-type="string">
            <text:p>FORD</text:p>
          </table:table-cell>
          <table:table-cell table:formula="of:=MID([.A35];5;3)" office:value-type="string" office:string-value="MTG" calcext:value-type="string">
            <text:p>MTG</text:p>
          </table:table-cell>
          <table:table-cell table:formula="of:=VLOOKUP([.D35];[.D$58:.E$68];2)" office:value-type="string" office:string-value="Mustang" calcext:value-type="string">
            <text:p>Mustang</text:p>
          </table:table-cell>
          <table:table-cell table:formula="of:=MID([.A35];3;2)" office:value-type="string" office:string-value="08" calcext:value-type="string">
            <text:p>08</text:p>
          </table:table-cell>
          <table:table-cell table:formula="of:=IF(24-[.F35]&lt;0;100-[.F35]+24;24-[.F35])" office:value-type="float" office:value="16" calcext:value-type="float">
            <text:p>16</text:p>
          </table:table-cell>
          <table:table-cell office:value-type="float" office:value="37558.8" calcext:value-type="float">
            <text:p>37558.8</text:p>
          </table:table-cell>
          <table:table-cell table:formula="of:=[.H35]/[.G35]" office:value-type="float" office:value="2347.425" calcext:value-type="float">
            <text:p>2,347.43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Jones</text:p>
          </table:table-cell>
          <table:table-cell office:value-type="float" office:value="50000" calcext:value-type="float">
            <text:p>50000</text:p>
          </table:table-cell>
          <table:table-cell table:formula="of:=IF([.H35]&lt;=[.L35];&quot;Y&quot;;&quot;Not Covered&quot;)" office:value-type="string" office:string-value="Y" calcext:value-type="string">
            <text:p>Y</text:p>
          </table:table-cell>
          <table:table-cell table:formula="of:=COM.MICROSOFT.CONCAT([.B35];[.F35];[.D35];UPPER(LEFT([.J35];3));RIGHT([.A35];3))" office:value-type="string" office:string-value="FD08MTGBLA004" calcext:value-type="string">
            <text:p>FD08MTGBLA00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FD08MTG005</text:p>
          </table:table-cell>
          <table:table-cell table:formula="of:=LEFT([.A36];2)" office:value-type="string" office:string-value="FD" calcext:value-type="string">
            <text:p>FD</text:p>
          </table:table-cell>
          <table:table-cell table:formula="of:=VLOOKUP([.B36];[.B$57:.C$62];2)" office:value-type="string" office:string-value="FORD" calcext:value-type="string">
            <text:p>FORD</text:p>
          </table:table-cell>
          <table:table-cell table:formula="of:=MID([.A36];5;3)" office:value-type="string" office:string-value="MTG" calcext:value-type="string">
            <text:p>MTG</text:p>
          </table:table-cell>
          <table:table-cell table:formula="of:=VLOOKUP([.D36];[.D$58:.E$68];2)" office:value-type="string" office:string-value="Mustang" calcext:value-type="string">
            <text:p>Mustang</text:p>
          </table:table-cell>
          <table:table-cell table:formula="of:=MID([.A36];3;2)" office:value-type="string" office:string-value="08" calcext:value-type="string">
            <text:p>08</text:p>
          </table:table-cell>
          <table:table-cell table:formula="of:=IF(24-[.F36]&lt;0;100-[.F36]+24;24-[.F36])" office:value-type="float" office:value="16" calcext:value-type="float">
            <text:p>16</text:p>
          </table:table-cell>
          <table:table-cell office:value-type="float" office:value="36438.5" calcext:value-type="float">
            <text:p>36438.5</text:p>
          </table:table-cell>
          <table:table-cell table:formula="of:=[.H36]/[.G36]" office:value-type="float" office:value="2277.40625" calcext:value-type="float">
            <text:p>2,277.41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mith</text:p>
          </table:table-cell>
          <table:table-cell office:value-type="float" office:value="50000" calcext:value-type="float">
            <text:p>50000</text:p>
          </table:table-cell>
          <table:table-cell table:formula="of:=IF([.H36]&lt;=[.L36];&quot;Y&quot;;&quot;Not Covered&quot;)" office:value-type="string" office:string-value="Y" calcext:value-type="string">
            <text:p>Y</text:p>
          </table:table-cell>
          <table:table-cell table:formula="of:=COM.MICROSOFT.CONCAT([.B36];[.F36];[.D36];UPPER(LEFT([.J36];3));RIGHT([.A36];3))" office:value-type="string" office:string-value="FD08MTGWHI005" calcext:value-type="string">
            <text:p>FD08MTGWHI00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HO05ODY037</text:p>
          </table:table-cell>
          <table:table-cell table:formula="of:=LEFT([.A37];2)" office:value-type="string" office:string-value="HO" calcext:value-type="string">
            <text:p>HO</text:p>
          </table:table-cell>
          <table:table-cell table:formula="of:=VLOOKUP([.B37];[.B$57:.C$62];2)" office:value-type="string" office:string-value="Honda" calcext:value-type="string">
            <text:p>Honda</text:p>
          </table:table-cell>
          <table:table-cell table:formula="of:=MID([.A37];5;3)" office:value-type="string" office:string-value="ODY" calcext:value-type="string">
            <text:p>ODY</text:p>
          </table:table-cell>
          <table:table-cell table:formula="of:=VLOOKUP([.D37];[.D$58:.E$68];2)" office:value-type="string" office:string-value="Odyssey" calcext:value-type="string">
            <text:p>Odyssey</text:p>
          </table:table-cell>
          <table:table-cell table:formula="of:=MID([.A37];3;2)" office:value-type="string" office:string-value="05" calcext:value-type="string">
            <text:p>05</text:p>
          </table:table-cell>
          <table:table-cell table:formula="of:=IF(24-[.F37]&lt;0;100-[.F37]+24;24-[.F37])" office:value-type="float" office:value="19" calcext:value-type="float">
            <text:p>19</text:p>
          </table:table-cell>
          <table:table-cell office:value-type="float" office:value="60389.5" calcext:value-type="float">
            <text:p>60389.5</text:p>
          </table:table-cell>
          <table:table-cell table:formula="of:=[.H37]/[.G37]" office:value-type="float" office:value="3178.39473684211" calcext:value-type="float">
            <text:p>3,178.39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Howard</text:p>
          </table:table-cell>
          <table:table-cell office:value-type="float" office:value="100000" calcext:value-type="float">
            <text:p>100000</text:p>
          </table:table-cell>
          <table:table-cell table:formula="of:=IF([.H37]&lt;=[.L37];&quot;Y&quot;;&quot;Not Covered&quot;)" office:value-type="string" office:string-value="Y" calcext:value-type="string">
            <text:p>Y</text:p>
          </table:table-cell>
          <table:table-cell table:formula="of:=COM.MICROSOFT.CONCAT([.B37];[.F37];[.D37];UPPER(LEFT([.J37];3));RIGHT([.A37];3))" office:value-type="string" office:string-value="HO05ODYWHI037" calcext:value-type="string">
            <text:p>HO05ODYWHI03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HO07ODY038</text:p>
          </table:table-cell>
          <table:table-cell table:formula="of:=LEFT([.A38];2)" office:value-type="string" office:string-value="HO" calcext:value-type="string">
            <text:p>HO</text:p>
          </table:table-cell>
          <table:table-cell table:formula="of:=VLOOKUP([.B38];[.B$57:.C$62];2)" office:value-type="string" office:string-value="Honda" calcext:value-type="string">
            <text:p>Honda</text:p>
          </table:table-cell>
          <table:table-cell table:formula="of:=MID([.A38];5;3)" office:value-type="string" office:string-value="ODY" calcext:value-type="string">
            <text:p>ODY</text:p>
          </table:table-cell>
          <table:table-cell table:formula="of:=VLOOKUP([.D38];[.D$58:.E$68];2)" office:value-type="string" office:string-value="Odyssey" calcext:value-type="string">
            <text:p>Odyssey</text:p>
          </table:table-cell>
          <table:table-cell table:formula="of:=MID([.A38];3;2)" office:value-type="string" office:string-value="07" calcext:value-type="string">
            <text:p>07</text:p>
          </table:table-cell>
          <table:table-cell table:formula="of:=IF(24-[.F38]&lt;0;100-[.F38]+24;24-[.F38])" office:value-type="float" office:value="17" calcext:value-type="float">
            <text:p>17</text:p>
          </table:table-cell>
          <table:table-cell office:value-type="float" office:value="50854.1" calcext:value-type="float">
            <text:p>50854.1</text:p>
          </table:table-cell>
          <table:table-cell table:formula="of:=[.H38]/[.G38]" office:value-type="float" office:value="2991.41764705882" calcext:value-type="float">
            <text:p>2,991.4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Swartz</text:p>
          </table:table-cell>
          <table:table-cell office:value-type="float" office:value="100000" calcext:value-type="float">
            <text:p>100000</text:p>
          </table:table-cell>
          <table:table-cell table:formula="of:=IF([.H38]&lt;=[.L38];&quot;Y&quot;;&quot;Not Covered&quot;)" office:value-type="string" office:string-value="Y" calcext:value-type="string">
            <text:p>Y</text:p>
          </table:table-cell>
          <table:table-cell table:formula="of:=COM.MICROSOFT.CONCAT([.B38];[.F38];[.D38];UPPER(LEFT([.J38];3));RIGHT([.A38];3))" office:value-type="string" office:string-value="HO07ODYBLA038" calcext:value-type="string">
            <text:p>HO07ODYBLA03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HO08ODY039</text:p>
          </table:table-cell>
          <table:table-cell table:formula="of:=LEFT([.A39];2)" office:value-type="string" office:string-value="HO" calcext:value-type="string">
            <text:p>HO</text:p>
          </table:table-cell>
          <table:table-cell table:formula="of:=VLOOKUP([.B39];[.B$57:.C$62];2)" office:value-type="string" office:string-value="Honda" calcext:value-type="string">
            <text:p>Honda</text:p>
          </table:table-cell>
          <table:table-cell table:formula="of:=MID([.A39];5;3)" office:value-type="string" office:string-value="ODY" calcext:value-type="string">
            <text:p>ODY</text:p>
          </table:table-cell>
          <table:table-cell table:formula="of:=VLOOKUP([.D39];[.D$58:.E$68];2)" office:value-type="string" office:string-value="Odyssey" calcext:value-type="string">
            <text:p>Odyssey</text:p>
          </table:table-cell>
          <table:table-cell table:formula="of:=MID([.A39];3;2)" office:value-type="string" office:string-value="08" calcext:value-type="string">
            <text:p>08</text:p>
          </table:table-cell>
          <table:table-cell table:formula="of:=IF(24-[.F39]&lt;0;100-[.F39]+24;24-[.F39])" office:value-type="float" office:value="16" calcext:value-type="float">
            <text:p>16</text:p>
          </table:table-cell>
          <table:table-cell office:value-type="float" office:value="42504.6" calcext:value-type="float">
            <text:p>42504.6</text:p>
          </table:table-cell>
          <table:table-cell table:formula="of:=[.H39]/[.G39]" office:value-type="float" office:value="2656.5375" calcext:value-type="float">
            <text:p>2,656.5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odriguez</text:p>
          </table:table-cell>
          <table:table-cell office:value-type="float" office:value="100000" calcext:value-type="float">
            <text:p>100000</text:p>
          </table:table-cell>
          <table:table-cell table:formula="of:=IF([.H39]&lt;=[.L39];&quot;Y&quot;;&quot;Not Covered&quot;)" office:value-type="string" office:string-value="Y" calcext:value-type="string">
            <text:p>Y</text:p>
          </table:table-cell>
          <table:table-cell table:formula="of:=COM.MICROSOFT.CONCAT([.B39];[.F39];[.D39];UPPER(LEFT([.J39];3));RIGHT([.A39];3))" office:value-type="string" office:string-value="HO08ODYWHI039" calcext:value-type="string">
            <text:p>HO08ODYWHI03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HO01ODY040</text:p>
          </table:table-cell>
          <table:table-cell table:formula="of:=LEFT([.A40];2)" office:value-type="string" office:string-value="HO" calcext:value-type="string">
            <text:p>HO</text:p>
          </table:table-cell>
          <table:table-cell table:formula="of:=VLOOKUP([.B40];[.B$57:.C$62];2)" office:value-type="string" office:string-value="Honda" calcext:value-type="string">
            <text:p>Honda</text:p>
          </table:table-cell>
          <table:table-cell table:formula="of:=MID([.A40];5;3)" office:value-type="string" office:string-value="ODY" calcext:value-type="string">
            <text:p>ODY</text:p>
          </table:table-cell>
          <table:table-cell table:formula="of:=VLOOKUP([.D40];[.D$58:.E$68];2)" office:value-type="string" office:string-value="Odyssey" calcext:value-type="string">
            <text:p>Odyssey</text:p>
          </table:table-cell>
          <table:table-cell table:formula="of:=MID([.A40];3;2)" office:value-type="string" office:string-value="01" calcext:value-type="string">
            <text:p>01</text:p>
          </table:table-cell>
          <table:table-cell table:formula="of:=IF(24-[.F40]&lt;0;100-[.F40]+24;24-[.F40])" office:value-type="float" office:value="23" calcext:value-type="float">
            <text:p>23</text:p>
          </table:table-cell>
          <table:table-cell office:value-type="float" office:value="68658.9" calcext:value-type="float">
            <text:p>68658.9</text:p>
          </table:table-cell>
          <table:table-cell table:formula="of:=[.H40]/[.G40]" office:value-type="float" office:value="2985.16956521739" calcext:value-type="float">
            <text:p>2,985.17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Smith</text:p>
          </table:table-cell>
          <table:table-cell office:value-type="float" office:value="100000" calcext:value-type="float">
            <text:p>100000</text:p>
          </table:table-cell>
          <table:table-cell table:formula="of:=IF([.H40]&lt;=[.L40];&quot;Y&quot;;&quot;Not Covered&quot;)" office:value-type="string" office:string-value="Y" calcext:value-type="string">
            <text:p>Y</text:p>
          </table:table-cell>
          <table:table-cell table:formula="of:=COM.MICROSOFT.CONCAT([.B40];[.F40];[.D40];UPPER(LEFT([.J40];3));RIGHT([.A40];3))" office:value-type="string" office:string-value="HO01ODYBLA040" calcext:value-type="string">
            <text:p>HO01ODYBLA04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HO14ODY041</text:p>
          </table:table-cell>
          <table:table-cell table:formula="of:=LEFT([.A41];2)" office:value-type="string" office:string-value="HO" calcext:value-type="string">
            <text:p>HO</text:p>
          </table:table-cell>
          <table:table-cell table:formula="of:=VLOOKUP([.B41];[.B$57:.C$62];2)" office:value-type="string" office:string-value="Honda" calcext:value-type="string">
            <text:p>Honda</text:p>
          </table:table-cell>
          <table:table-cell table:formula="of:=MID([.A41];5;3)" office:value-type="string" office:string-value="ODY" calcext:value-type="string">
            <text:p>ODY</text:p>
          </table:table-cell>
          <table:table-cell table:formula="of:=VLOOKUP([.D41];[.D$58:.E$68];2)" office:value-type="string" office:string-value="Odyssey" calcext:value-type="string">
            <text:p>Odyssey</text:p>
          </table:table-cell>
          <table:table-cell table:formula="of:=MID([.A41];3;2)" office:value-type="string" office:string-value="14" calcext:value-type="string">
            <text:p>14</text:p>
          </table:table-cell>
          <table:table-cell table:formula="of:=IF(24-[.F41]&lt;0;100-[.F41]+24;24-[.F41])" office:value-type="float" office:value="10" calcext:value-type="float">
            <text:p>10</text:p>
          </table:table-cell>
          <table:table-cell office:value-type="float" office:value="3708.1" calcext:value-type="float">
            <text:p>3708.1</text:p>
          </table:table-cell>
          <table:table-cell table:formula="of:=[.H41]/[.G41]" office:value-type="float" office:value="370.81" calcext:value-type="float">
            <text:p>370.8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McCall</text:p>
          </table:table-cell>
          <table:table-cell office:value-type="float" office:value="100000" calcext:value-type="float">
            <text:p>100000</text:p>
          </table:table-cell>
          <table:table-cell table:formula="of:=IF([.H41]&lt;=[.L41];&quot;Y&quot;;&quot;Not Covered&quot;)" office:value-type="string" office:string-value="Y" calcext:value-type="string">
            <text:p>Y</text:p>
          </table:table-cell>
          <table:table-cell table:formula="of:=COM.MICROSOFT.CONCAT([.B41];[.F41];[.D41];UPPER(LEFT([.J41];3));RIGHT([.A41];3))" office:value-type="string" office:string-value="HO14ODYBLA041" calcext:value-type="string">
            <text:p>HO14ODYBLA04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R04PTC042</text:p>
          </table:table-cell>
          <table:table-cell table:formula="of:=LEFT([.A42];2)" office:value-type="string" office:string-value="CR" calcext:value-type="string">
            <text:p>CR</text:p>
          </table:table-cell>
          <table:table-cell table:formula="of:=VLOOKUP([.B42];[.B$57:.C$62];2)" office:value-type="string" office:string-value="Chrysler" calcext:value-type="string">
            <text:p>Chrysler</text:p>
          </table:table-cell>
          <table:table-cell table:formula="of:=MID([.A42];5;3)" office:value-type="string" office:string-value="PTC" calcext:value-type="string">
            <text:p>PTC</text:p>
          </table:table-cell>
          <table:table-cell table:formula="of:=VLOOKUP([.D42];[.D$58:.E$68];2)" office:value-type="string" office:string-value="PT Cruiser" calcext:value-type="string">
            <text:p>PT Cruiser</text:p>
          </table:table-cell>
          <table:table-cell table:formula="of:=MID([.A42];3;2)" office:value-type="string" office:string-value="04" calcext:value-type="string">
            <text:p>04</text:p>
          </table:table-cell>
          <table:table-cell table:formula="of:=IF(24-[.F42]&lt;0;100-[.F42]+24;24-[.F42])" office:value-type="float" office:value="20" calcext:value-type="float">
            <text:p>20</text:p>
          </table:table-cell>
          <table:table-cell office:value-type="float" office:value="64542" calcext:value-type="float">
            <text:p>64542</text:p>
          </table:table-cell>
          <table:table-cell table:formula="of:=[.H42]/[.G42]" office:value-type="float" office:value="3227.1" calcext:value-type="float">
            <text:p>3,227.10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Smith</text:p>
          </table:table-cell>
          <table:table-cell office:value-type="float" office:value="75000" calcext:value-type="float">
            <text:p>75000</text:p>
          </table:table-cell>
          <table:table-cell table:formula="of:=IF([.H42]&lt;=[.L42];&quot;Y&quot;;&quot;Not Covered&quot;)" office:value-type="string" office:string-value="Y" calcext:value-type="string">
            <text:p>Y</text:p>
          </table:table-cell>
          <table:table-cell table:formula="of:=COM.MICROSOFT.CONCAT([.B42];[.F42];[.D42];UPPER(LEFT([.J42];3));RIGHT([.A42];3))" office:value-type="string" office:string-value="CR04PTCBLU042" calcext:value-type="string">
            <text:p>CR04PTCBLU04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R07PTC043</text:p>
          </table:table-cell>
          <table:table-cell table:formula="of:=LEFT([.A43];2)" office:value-type="string" office:string-value="CR" calcext:value-type="string">
            <text:p>CR</text:p>
          </table:table-cell>
          <table:table-cell table:formula="of:=VLOOKUP([.B43];[.B$57:.C$62];2)" office:value-type="string" office:string-value="Chrysler" calcext:value-type="string">
            <text:p>Chrysler</text:p>
          </table:table-cell>
          <table:table-cell table:formula="of:=MID([.A43];5;3)" office:value-type="string" office:string-value="PTC" calcext:value-type="string">
            <text:p>PTC</text:p>
          </table:table-cell>
          <table:table-cell table:formula="of:=VLOOKUP([.D43];[.D$58:.E$68];2)" office:value-type="string" office:string-value="PT Cruiser" calcext:value-type="string">
            <text:p>PT Cruiser</text:p>
          </table:table-cell>
          <table:table-cell table:formula="of:=MID([.A43];3;2)" office:value-type="string" office:string-value="07" calcext:value-type="string">
            <text:p>07</text:p>
          </table:table-cell>
          <table:table-cell table:formula="of:=IF(24-[.F43]&lt;0;100-[.F43]+24;24-[.F43])" office:value-type="float" office:value="17" calcext:value-type="float">
            <text:p>17</text:p>
          </table:table-cell>
          <table:table-cell office:value-type="float" office:value="42074.2" calcext:value-type="float">
            <text:p>42074.2</text:p>
          </table:table-cell>
          <table:table-cell table:formula="of:=[.H43]/[.G43]" office:value-type="float" office:value="2474.95294117647" calcext:value-type="float">
            <text:p>2,474.95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Gaul</text:p>
          </table:table-cell>
          <table:table-cell office:value-type="float" office:value="75000" calcext:value-type="float">
            <text:p>75000</text:p>
          </table:table-cell>
          <table:table-cell table:formula="of:=IF([.H43]&lt;=[.L43];&quot;Y&quot;;&quot;Not Covered&quot;)" office:value-type="string" office:string-value="Y" calcext:value-type="string">
            <text:p>Y</text:p>
          </table:table-cell>
          <table:table-cell table:formula="of:=COM.MICROSOFT.CONCAT([.B43];[.F43];[.D43];UPPER(LEFT([.J43];3));RIGHT([.A43];3))" office:value-type="string" office:string-value="CR07PTCGRE043" calcext:value-type="string">
            <text:p>CR07PTCGRE04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R11PTC044</text:p>
          </table:table-cell>
          <table:table-cell table:formula="of:=LEFT([.A44];2)" office:value-type="string" office:string-value="CR" calcext:value-type="string">
            <text:p>CR</text:p>
          </table:table-cell>
          <table:table-cell table:formula="of:=VLOOKUP([.B44];[.B$57:.C$62];2)" office:value-type="string" office:string-value="Chrysler" calcext:value-type="string">
            <text:p>Chrysler</text:p>
          </table:table-cell>
          <table:table-cell table:formula="of:=MID([.A44];5;3)" office:value-type="string" office:string-value="PTC" calcext:value-type="string">
            <text:p>PTC</text:p>
          </table:table-cell>
          <table:table-cell table:formula="of:=VLOOKUP([.D44];[.D$58:.E$68];2)" office:value-type="string" office:string-value="PT Cruiser" calcext:value-type="string">
            <text:p>PT Cruiser</text:p>
          </table:table-cell>
          <table:table-cell table:formula="of:=MID([.A44];3;2)" office:value-type="string" office:string-value="11" calcext:value-type="string">
            <text:p>11</text:p>
          </table:table-cell>
          <table:table-cell table:formula="of:=IF(24-[.F44]&lt;0;100-[.F44]+24;24-[.F44])" office:value-type="float" office:value="13" calcext:value-type="float">
            <text:p>13</text:p>
          </table:table-cell>
          <table:table-cell office:value-type="float" office:value="27394.2" calcext:value-type="float">
            <text:p>27394.2</text:p>
          </table:table-cell>
          <table:table-cell table:formula="of:=[.H44]/[.G44]" office:value-type="float" office:value="2107.24615384615" calcext:value-type="float">
            <text:p>2,107.2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Vizzini</text:p>
          </table:table-cell>
          <table:table-cell office:value-type="float" office:value="75000" calcext:value-type="float">
            <text:p>75000</text:p>
          </table:table-cell>
          <table:table-cell table:formula="of:=IF([.H44]&lt;=[.L44];&quot;Y&quot;;&quot;Not Covered&quot;)" office:value-type="string" office:string-value="Y" calcext:value-type="string">
            <text:p>Y</text:p>
          </table:table-cell>
          <table:table-cell table:formula="of:=COM.MICROSOFT.CONCAT([.B44];[.F44];[.D44];UPPER(LEFT([.J44];3));RIGHT([.A44];3))" office:value-type="string" office:string-value="CR11PTCBLA044" calcext:value-type="string">
            <text:p>CR11PTCBLA04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GM10SLV017</text:p>
          </table:table-cell>
          <table:table-cell table:formula="of:=LEFT([.A45];2)" office:value-type="string" office:string-value="GM" calcext:value-type="string">
            <text:p>GM</text:p>
          </table:table-cell>
          <table:table-cell table:formula="of:=VLOOKUP([.B45];[.B$57:.C$62];2)" office:value-type="string" office:string-value="General Motors" calcext:value-type="string">
            <text:p>General Motors</text:p>
          </table:table-cell>
          <table:table-cell table:formula="of:=MID([.A45];5;3)" office:value-type="string" office:string-value="SLV" calcext:value-type="string">
            <text:p>SLV</text:p>
          </table:table-cell>
          <table:table-cell table:formula="of:=VLOOKUP([.D45];[.D$58:.E$68];2)" office:value-type="string" office:string-value="Silverade" calcext:value-type="string">
            <text:p>Silverade</text:p>
          </table:table-cell>
          <table:table-cell table:formula="of:=MID([.A45];3;2)" office:value-type="string" office:string-value="10" calcext:value-type="string">
            <text:p>10</text:p>
          </table:table-cell>
          <table:table-cell table:formula="of:=IF(24-[.F45]&lt;0;100-[.F45]+24;24-[.F45])" office:value-type="float" office:value="14" calcext:value-type="float">
            <text:p>14</text:p>
          </table:table-cell>
          <table:table-cell office:value-type="float" office:value="31144.4" calcext:value-type="float">
            <text:p>31144.4</text:p>
          </table:table-cell>
          <table:table-cell table:formula="of:=[.H45]/[.G45]" office:value-type="float" office:value="2224.6" calcext:value-type="float">
            <text:p>2,224.6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Hulinski</text:p>
          </table:table-cell>
          <table:table-cell office:value-type="float" office:value="100000" calcext:value-type="float">
            <text:p>100000</text:p>
          </table:table-cell>
          <table:table-cell table:formula="of:=IF([.H45]&lt;=[.L45];&quot;Y&quot;;&quot;Not Covered&quot;)" office:value-type="string" office:string-value="Y" calcext:value-type="string">
            <text:p>Y</text:p>
          </table:table-cell>
          <table:table-cell table:formula="of:=COM.MICROSOFT.CONCAT([.B45];[.F45];[.D45];UPPER(LEFT([.J45];3));RIGHT([.A45];3))" office:value-type="string" office:string-value="GM10SLVBLA017" calcext:value-type="string">
            <text:p>GM10SLVBLA01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GM98SLV018</text:p>
          </table:table-cell>
          <table:table-cell table:formula="of:=LEFT([.A46];2)" office:value-type="string" office:string-value="GM" calcext:value-type="string">
            <text:p>GM</text:p>
          </table:table-cell>
          <table:table-cell table:formula="of:=VLOOKUP([.B46];[.B$57:.C$62];2)" office:value-type="string" office:string-value="General Motors" calcext:value-type="string">
            <text:p>General Motors</text:p>
          </table:table-cell>
          <table:table-cell table:formula="of:=MID([.A46];5;3)" office:value-type="string" office:string-value="SLV" calcext:value-type="string">
            <text:p>SLV</text:p>
          </table:table-cell>
          <table:table-cell table:formula="of:=VLOOKUP([.D46];[.D$58:.E$68];2)" office:value-type="string" office:string-value="Silverade" calcext:value-type="string">
            <text:p>Silverade</text:p>
          </table:table-cell>
          <table:table-cell table:formula="of:=MID([.A46];3;2)" office:value-type="string" office:string-value="98" calcext:value-type="string">
            <text:p>98</text:p>
          </table:table-cell>
          <table:table-cell table:formula="of:=IF(24-[.F46]&lt;0;100-[.F46]+24;24-[.F46])" office:value-type="float" office:value="26" calcext:value-type="float">
            <text:p>26</text:p>
          </table:table-cell>
          <table:table-cell office:value-type="float" office:value="83162.7" calcext:value-type="float">
            <text:p>83162.7</text:p>
          </table:table-cell>
          <table:table-cell table:formula="of:=[.H46]/[.G46]" office:value-type="float" office:value="3198.56538461538" calcext:value-type="float">
            <text:p>3,198.57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Santos</text:p>
          </table:table-cell>
          <table:table-cell office:value-type="float" office:value="100000" calcext:value-type="float">
            <text:p>100000</text:p>
          </table:table-cell>
          <table:table-cell table:formula="of:=IF([.H46]&lt;=[.L46];&quot;Y&quot;;&quot;Not Covered&quot;)" office:value-type="string" office:string-value="Y" calcext:value-type="string">
            <text:p>Y</text:p>
          </table:table-cell>
          <table:table-cell table:formula="of:=COM.MICROSOFT.CONCAT([.B46];[.F46];[.D46];UPPER(LEFT([.J46];3));RIGHT([.A46];3))" office:value-type="string" office:string-value="GM98SLVBLA018" calcext:value-type="string">
            <text:p>GM98SLVBLA01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GM00SLV019</text:p>
          </table:table-cell>
          <table:table-cell table:formula="of:=LEFT([.A47];2)" office:value-type="string" office:string-value="GM" calcext:value-type="string">
            <text:p>GM</text:p>
          </table:table-cell>
          <table:table-cell table:formula="of:=VLOOKUP([.B47];[.B$57:.C$62];2)" office:value-type="string" office:string-value="General Motors" calcext:value-type="string">
            <text:p>General Motors</text:p>
          </table:table-cell>
          <table:table-cell table:formula="of:=MID([.A47];5;3)" office:value-type="string" office:string-value="SLV" calcext:value-type="string">
            <text:p>SLV</text:p>
          </table:table-cell>
          <table:table-cell table:formula="of:=VLOOKUP([.D47];[.D$58:.E$68];2)" office:value-type="string" office:string-value="Silverade" calcext:value-type="string">
            <text:p>Silverade</text:p>
          </table:table-cell>
          <table:table-cell table:formula="of:=MID([.A47];3;2)" office:value-type="string" office:string-value="00" calcext:value-type="string">
            <text:p>00</text:p>
          </table:table-cell>
          <table:table-cell table:formula="of:=IF(24-[.F47]&lt;0;100-[.F47]+24;24-[.F47])" office:value-type="float" office:value="24" calcext:value-type="float">
            <text:p>24</text:p>
          </table:table-cell>
          <table:table-cell office:value-type="float" office:value="80685.8" calcext:value-type="float">
            <text:p>80685.8</text:p>
          </table:table-cell>
          <table:table-cell table:formula="of:=[.H47]/[.G47]" office:value-type="float" office:value="3361.90833333333" calcext:value-type="float">
            <text:p>3,361.91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Vizzini</text:p>
          </table:table-cell>
          <table:table-cell office:value-type="float" office:value="100000" calcext:value-type="float">
            <text:p>100000</text:p>
          </table:table-cell>
          <table:table-cell table:formula="of:=IF([.H47]&lt;=[.L47];&quot;Y&quot;;&quot;Not Covered&quot;)" office:value-type="string" office:string-value="Y" calcext:value-type="string">
            <text:p>Y</text:p>
          </table:table-cell>
          <table:table-cell table:formula="of:=COM.MICROSOFT.CONCAT([.B47];[.F47];[.D47];UPPER(LEFT([.J47];3));RIGHT([.A47];3))" office:value-type="string" office:string-value="GM00SLVBLU019" calcext:value-type="string">
            <text:p>GM00SLVBLU01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Y96CAM020</text:p>
          </table:table-cell>
          <table:table-cell table:formula="of:=LEFT([.A48];2)" office:value-type="string" office:string-value="TY" calcext:value-type="string">
            <text:p>TY</text:p>
          </table:table-cell>
          <table:table-cell table:formula="of:=VLOOKUP([.B48];[.B$57:.C$62];2)" office:value-type="string" office:string-value="Toyota" calcext:value-type="string">
            <text:p>Toyota</text:p>
          </table:table-cell>
          <table:table-cell table:formula="of:=MID([.A48];5;3)" office:value-type="string" office:string-value="CAM" calcext:value-type="string">
            <text:p>CAM</text:p>
          </table:table-cell>
          <table:table-cell table:formula="of:=VLOOKUP([.D48];[.D$58:.E$68];2)" office:value-type="string" office:string-value="Camrey" calcext:value-type="string">
            <text:p>Camrey</text:p>
          </table:table-cell>
          <table:table-cell table:formula="of:=MID([.A48];3;2)" office:value-type="string" office:string-value="96" calcext:value-type="string">
            <text:p>96</text:p>
          </table:table-cell>
          <table:table-cell table:formula="of:=IF(24-[.F48]&lt;0;100-[.F48]+24;24-[.F48])" office:value-type="float" office:value="28" calcext:value-type="float">
            <text:p>28</text:p>
          </table:table-cell>
          <table:table-cell office:value-type="float" office:value="114660.6" calcext:value-type="float">
            <text:p>114660.6</text:p>
          </table:table-cell>
          <table:table-cell table:formula="of:=[.H48]/[.G48]" office:value-type="float" office:value="4095.02142857143" calcext:value-type="float">
            <text:p>4,095.02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Chan</text:p>
          </table:table-cell>
          <table:table-cell office:value-type="float" office:value="100000" calcext:value-type="float">
            <text:p>100000</text:p>
          </table:table-cell>
          <table:table-cell table:formula="of:=IF([.H48]&lt;=[.L48];&quot;Y&quot;;&quot;Not Covered&quot;)" office:value-type="string" office:string-value="Not Covered" calcext:value-type="string">
            <text:p>Not Covered</text:p>
          </table:table-cell>
          <table:table-cell table:formula="of:=COM.MICROSOFT.CONCAT([.B48];[.F48];[.D48];UPPER(LEFT([.J48];3));RIGHT([.A48];3))" office:value-type="string" office:string-value="TY96CAMGRE020" calcext:value-type="string">
            <text:p>TY96CAMGRE02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Y98CAM021</text:p>
          </table:table-cell>
          <table:table-cell table:formula="of:=LEFT([.A49];2)" office:value-type="string" office:string-value="TY" calcext:value-type="string">
            <text:p>TY</text:p>
          </table:table-cell>
          <table:table-cell table:formula="of:=VLOOKUP([.B49];[.B$57:.C$62];2)" office:value-type="string" office:string-value="Toyota" calcext:value-type="string">
            <text:p>Toyota</text:p>
          </table:table-cell>
          <table:table-cell table:formula="of:=MID([.A49];5;3)" office:value-type="string" office:string-value="CAM" calcext:value-type="string">
            <text:p>CAM</text:p>
          </table:table-cell>
          <table:table-cell table:formula="of:=VLOOKUP([.D49];[.D$58:.E$68];2)" office:value-type="string" office:string-value="Camrey" calcext:value-type="string">
            <text:p>Camrey</text:p>
          </table:table-cell>
          <table:table-cell table:formula="of:=MID([.A49];3;2)" office:value-type="string" office:string-value="98" calcext:value-type="string">
            <text:p>98</text:p>
          </table:table-cell>
          <table:table-cell table:formula="of:=IF(24-[.F49]&lt;0;100-[.F49]+24;24-[.F49])" office:value-type="float" office:value="26" calcext:value-type="float">
            <text:p>26</text:p>
          </table:table-cell>
          <table:table-cell office:value-type="float" office:value="93382.6" calcext:value-type="float">
            <text:p>93382.6</text:p>
          </table:table-cell>
          <table:table-cell table:formula="of:=[.H49]/[.G49]" office:value-type="float" office:value="3591.63846153846" calcext:value-type="float">
            <text:p>3,591.64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Swartz</text:p>
          </table:table-cell>
          <table:table-cell office:value-type="float" office:value="100000" calcext:value-type="float">
            <text:p>100000</text:p>
          </table:table-cell>
          <table:table-cell table:formula="of:=IF([.H49]&lt;=[.L49];&quot;Y&quot;;&quot;Not Covered&quot;)" office:value-type="string" office:string-value="Y" calcext:value-type="string">
            <text:p>Y</text:p>
          </table:table-cell>
          <table:table-cell table:formula="of:=COM.MICROSOFT.CONCAT([.B49];[.F49];[.D49];UPPER(LEFT([.J49];3));RIGHT([.A49];3))" office:value-type="string" office:string-value="TY98CAMBLA021" calcext:value-type="string">
            <text:p>TY98CAMBLA02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Y00CAM022</text:p>
          </table:table-cell>
          <table:table-cell table:formula="of:=LEFT([.A50];2)" office:value-type="string" office:string-value="TY" calcext:value-type="string">
            <text:p>TY</text:p>
          </table:table-cell>
          <table:table-cell table:formula="of:=VLOOKUP([.B50];[.B$57:.C$62];2)" office:value-type="string" office:string-value="Toyota" calcext:value-type="string">
            <text:p>Toyota</text:p>
          </table:table-cell>
          <table:table-cell table:formula="of:=MID([.A50];5;3)" office:value-type="string" office:string-value="CAM" calcext:value-type="string">
            <text:p>CAM</text:p>
          </table:table-cell>
          <table:table-cell table:formula="of:=VLOOKUP([.D50];[.D$58:.E$68];2)" office:value-type="string" office:string-value="Camrey" calcext:value-type="string">
            <text:p>Camrey</text:p>
          </table:table-cell>
          <table:table-cell table:formula="of:=MID([.A50];3;2)" office:value-type="string" office:string-value="00" calcext:value-type="string">
            <text:p>00</text:p>
          </table:table-cell>
          <table:table-cell table:formula="of:=IF(24-[.F50]&lt;0;100-[.F50]+24;24-[.F50])" office:value-type="float" office:value="24" calcext:value-type="float">
            <text:p>24</text:p>
          </table:table-cell>
          <table:table-cell office:value-type="float" office:value="85928" calcext:value-type="float">
            <text:p>85928</text:p>
          </table:table-cell>
          <table:table-cell table:formula="of:=[.H50]/[.G50]" office:value-type="float" office:value="3580.33333333333" calcext:value-type="float">
            <text:p>3,580.33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Ewenty</text:p>
          </table:table-cell>
          <table:table-cell office:value-type="float" office:value="100000" calcext:value-type="float">
            <text:p>100000</text:p>
          </table:table-cell>
          <table:table-cell table:formula="of:=IF([.H50]&lt;=[.L50];&quot;Y&quot;;&quot;Not Covered&quot;)" office:value-type="string" office:string-value="Y" calcext:value-type="string">
            <text:p>Y</text:p>
          </table:table-cell>
          <table:table-cell table:formula="of:=COM.MICROSOFT.CONCAT([.B50];[.F50];[.D50];UPPER(LEFT([.J50];3));RIGHT([.A50];3))" office:value-type="string" office:string-value="TY00CAMGRE022" calcext:value-type="string">
            <text:p>TY00CAMGRE02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Y02CAM023</text:p>
          </table:table-cell>
          <table:table-cell table:formula="of:=LEFT([.A51];2)" office:value-type="string" office:string-value="TY" calcext:value-type="string">
            <text:p>TY</text:p>
          </table:table-cell>
          <table:table-cell table:formula="of:=VLOOKUP([.B51];[.B$57:.C$62];2)" office:value-type="string" office:string-value="Toyota" calcext:value-type="string">
            <text:p>Toyota</text:p>
          </table:table-cell>
          <table:table-cell table:formula="of:=MID([.A51];5;3)" office:value-type="string" office:string-value="CAM" calcext:value-type="string">
            <text:p>CAM</text:p>
          </table:table-cell>
          <table:table-cell table:formula="of:=VLOOKUP([.D51];[.D$58:.E$68];2)" office:value-type="string" office:string-value="Camrey" calcext:value-type="string">
            <text:p>Camrey</text:p>
          </table:table-cell>
          <table:table-cell table:formula="of:=MID([.A51];3;2)" office:value-type="string" office:string-value="02" calcext:value-type="string">
            <text:p>02</text:p>
          </table:table-cell>
          <table:table-cell table:formula="of:=IF(24-[.F51]&lt;0;100-[.F51]+24;24-[.F51])" office:value-type="float" office:value="22" calcext:value-type="float">
            <text:p>22</text:p>
          </table:table-cell>
          <table:table-cell office:value-type="float" office:value="67829.1" calcext:value-type="float">
            <text:p>67829.1</text:p>
          </table:table-cell>
          <table:table-cell table:formula="of:=[.H51]/[.G51]" office:value-type="float" office:value="3083.14090909091" calcext:value-type="float">
            <text:p>3,083.14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Smith</text:p>
          </table:table-cell>
          <table:table-cell office:value-type="float" office:value="100000" calcext:value-type="float">
            <text:p>100000</text:p>
          </table:table-cell>
          <table:table-cell table:formula="of:=IF([.H51]&lt;=[.L51];&quot;Y&quot;;&quot;Not Covered&quot;)" office:value-type="string" office:string-value="Y" calcext:value-type="string">
            <text:p>Y</text:p>
          </table:table-cell>
          <table:table-cell table:formula="of:=COM.MICROSOFT.CONCAT([.B51];[.F51];[.D51];UPPER(LEFT([.J51];3));RIGHT([.A51];3))" office:value-type="string" office:string-value="TY02CAMBLA023" calcext:value-type="string">
            <text:p>TY02CAMBLA02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Y09CAM024</text:p>
          </table:table-cell>
          <table:table-cell table:formula="of:=LEFT([.A52];2)" office:value-type="string" office:string-value="TY" calcext:value-type="string">
            <text:p>TY</text:p>
          </table:table-cell>
          <table:table-cell table:formula="of:=VLOOKUP([.B52];[.B$57:.C$62];2)" office:value-type="string" office:string-value="Toyota" calcext:value-type="string">
            <text:p>Toyota</text:p>
          </table:table-cell>
          <table:table-cell table:formula="of:=MID([.A52];5;3)" office:value-type="string" office:string-value="CAM" calcext:value-type="string">
            <text:p>CAM</text:p>
          </table:table-cell>
          <table:table-cell table:formula="of:=VLOOKUP([.D52];[.D$58:.E$68];2)" office:value-type="string" office:string-value="Camrey" calcext:value-type="string">
            <text:p>Camrey</text:p>
          </table:table-cell>
          <table:table-cell table:formula="of:=MID([.A52];3;2)" office:value-type="string" office:string-value="09" calcext:value-type="string">
            <text:p>09</text:p>
          </table:table-cell>
          <table:table-cell table:formula="of:=IF(24-[.F52]&lt;0;100-[.F52]+24;24-[.F52])" office:value-type="float" office:value="15" calcext:value-type="float">
            <text:p>15</text:p>
          </table:table-cell>
          <table:table-cell office:value-type="float" office:value="48114.2" calcext:value-type="float">
            <text:p>48114.2</text:p>
          </table:table-cell>
          <table:table-cell table:formula="of:=[.H52]/[.G52]" office:value-type="float" office:value="3207.61333333333" calcext:value-type="float">
            <text:p>3,207.61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Howard</text:p>
          </table:table-cell>
          <table:table-cell office:value-type="float" office:value="100000" calcext:value-type="float">
            <text:p>100000</text:p>
          </table:table-cell>
          <table:table-cell table:formula="of:=IF([.H52]&lt;=[.L52];&quot;Y&quot;;&quot;Not Covered&quot;)" office:value-type="string" office:string-value="Y" calcext:value-type="string">
            <text:p>Y</text:p>
          </table:table-cell>
          <table:table-cell table:formula="of:=COM.MICROSOFT.CONCAT([.B52];[.F52];[.D52];UPPER(LEFT([.J52];3));RIGHT([.A52];3))" office:value-type="string" office:string-value="TY09CAMWHI024" calcext:value-type="string">
            <text:p>TY09CAMWHI02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Y12CAM029</text:p>
          </table:table-cell>
          <table:table-cell table:formula="of:=LEFT([.A53];2)" office:value-type="string" office:string-value="TY" calcext:value-type="string">
            <text:p>TY</text:p>
          </table:table-cell>
          <table:table-cell table:formula="of:=VLOOKUP([.B53];[.B$57:.C$62];2)" office:value-type="string" office:string-value="Toyota" calcext:value-type="string">
            <text:p>Toyota</text:p>
          </table:table-cell>
          <table:table-cell table:formula="of:=MID([.A53];5;3)" office:value-type="string" office:string-value="CAM" calcext:value-type="string">
            <text:p>CAM</text:p>
          </table:table-cell>
          <table:table-cell table:formula="of:=VLOOKUP([.D53];[.D$58:.E$68];2)" office:value-type="string" office:string-value="Camrey" calcext:value-type="string">
            <text:p>Camrey</text:p>
          </table:table-cell>
          <table:table-cell table:formula="of:=MID([.A53];3;2)" office:value-type="string" office:string-value="12" calcext:value-type="string">
            <text:p>12</text:p>
          </table:table-cell>
          <table:table-cell table:formula="of:=IF(24-[.F53]&lt;0;100-[.F53]+24;24-[.F53])" office:value-type="float" office:value="12" calcext:value-type="float">
            <text:p>12</text:p>
          </table:table-cell>
          <table:table-cell office:value-type="float" office:value="22128.2" calcext:value-type="float">
            <text:p>22128.2</text:p>
          </table:table-cell>
          <table:table-cell table:formula="of:=[.H53]/[.G53]" office:value-type="float" office:value="1844.01666666667" calcext:value-type="float">
            <text:p>1,844.02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Chan</text:p>
          </table:table-cell>
          <table:table-cell office:value-type="float" office:value="100000" calcext:value-type="float">
            <text:p>100000</text:p>
          </table:table-cell>
          <table:table-cell table:formula="of:=IF([.H53]&lt;=[.L53];&quot;Y&quot;;&quot;Not Covered&quot;)" office:value-type="string" office:string-value="Y" calcext:value-type="string">
            <text:p>Y</text:p>
          </table:table-cell>
          <table:table-cell table:formula="of:=COM.MICROSOFT.CONCAT([.B53];[.F53];[.D53];UPPER(LEFT([.J53];3));RIGHT([.A53];3))" office:value-type="string" office:string-value="TY12CAMBLU029" calcext:value-type="string">
            <text:p>TY12CAMBLU029</text:p>
          </table:table-cell>
          <table:table-cell table:number-columns-repeated="1010"/>
        </table:table-row>
        <table:table-row table:style-name="ro2" table:number-rows-repeated="2">
          <table:table-cell table:number-columns-repeated="6"/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2">
          <table:table-cell/>
          <table:table-cell table:style-name="ce2" office:value-type="string" calcext:value-type="string" table:number-columns-spanned="2" table:number-rows-spanned="1">
            <text:p>Lookup Table 1</text:p>
          </table:table-cell>
          <table:covered-table-cell office:value-type="string" calcext:value-type="string">
            <text:p>LookUp Table</text:p>
          </table:covered-table-cell>
          <table:table-cell table:style-name="ce2" office:value-type="string" calcext:value-type="string" table:number-columns-spanned="2" table:number-rows-spanned="1">
            <text:p>Lookup Table 2</text:p>
          </table:table-cell>
          <table:covered-table-cell/>
          <table:table-cell/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2">
          <table:table-cell/>
          <table:table-cell office:value-type="string" calcext:value-type="string">
            <text:p>CR</text:p>
          </table:table-cell>
          <table:table-cell office:value-type="string" calcext:value-type="string">
            <text:p>Chrysler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2">
          <table:table-cell/>
          <table:table-cell office:value-type="string" calcext:value-type="string">
            <text:p>FD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CAM</text:p>
          </table:table-cell>
          <table:table-cell office:value-type="string" calcext:value-type="string">
            <text:p>Camrey</text:p>
          </table:table-cell>
          <table:table-cell/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2">
          <table:table-cell/>
          <table:table-cell office:value-type="string" calcext:value-type="string">
            <text:p>GM</text:p>
          </table:table-cell>
          <table:table-cell office:value-type="string" calcext:value-type="string">
            <text:p>General Motors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aravan</text:p>
          </table:table-cell>
          <table:table-cell/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2">
          <table:table-cell/>
          <table:table-cell office:value-type="string" calcext:value-type="string">
            <text:p>HO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CIV</text:p>
          </table:table-cell>
          <table:table-cell office:value-type="string" calcext:value-type="string">
            <text:p>Civic</text:p>
          </table:table-cell>
          <table:table-cell/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2">
          <table:table-cell/>
          <table:table-cell office:value-type="string" calcext:value-type="string">
            <text:p>HY</text:p>
          </table:table-cell>
          <table:table-cell office:value-type="string" calcext:value-type="string">
            <text:p>Hyundai</text:p>
          </table:table-cell>
          <table:table-cell office:value-type="string" calcext:value-type="string">
            <text:p>CMR</text:p>
          </table:table-cell>
          <table:table-cell office:value-type="string" calcext:value-type="string">
            <text:p>Camero</text:p>
          </table:table-cell>
          <table:table-cell/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2">
          <table:table-cell/>
          <table:table-cell office:value-type="string" calcext:value-type="string">
            <text:p>TY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Corola</text:p>
          </table:table-cell>
          <table:table-cell/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2">
          <table:table-cell table:number-columns-repeated="3"/>
          <table:table-cell office:value-type="string" calcext:value-type="string">
            <text:p>ELA</text:p>
          </table:table-cell>
          <table:table-cell office:value-type="string" calcext:value-type="string">
            <text:p>Elantra</text:p>
          </table:table-cell>
          <table:table-cell/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2">
          <table:table-cell table:number-columns-repeated="3"/>
          <table:table-cell office:value-type="string" calcext:value-type="string">
            <text:p>FCS</text:p>
          </table:table-cell>
          <table:table-cell office:value-type="string" calcext:value-type="string">
            <text:p>Focus</text:p>
          </table:table-cell>
          <table:table-cell/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2">
          <table:table-cell table:number-columns-repeated="3"/>
          <table:table-cell office:value-type="string" calcext:value-type="string">
            <text:p>MTG</text:p>
          </table:table-cell>
          <table:table-cell office:value-type="string" calcext:value-type="string">
            <text:p>Mustang</text:p>
          </table:table-cell>
          <table:table-cell/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2">
          <table:table-cell table:number-columns-repeated="3"/>
          <table:table-cell office:value-type="string" calcext:value-type="string">
            <text:p>ODY</text:p>
          </table:table-cell>
          <table:table-cell office:value-type="string" calcext:value-type="string">
            <text:p>Odyssey</text:p>
          </table:table-cell>
          <table:table-cell/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2">
          <table:table-cell table:number-columns-repeated="3"/>
          <table:table-cell office:value-type="string" calcext:value-type="string">
            <text:p>PTC</text:p>
          </table:table-cell>
          <table:table-cell office:value-type="string" calcext:value-type="string">
            <text:p>PT Cruiser</text:p>
          </table:table-cell>
          <table:table-cell/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2">
          <table:table-cell table:number-columns-repeated="3"/>
          <table:table-cell office:value-type="string" calcext:value-type="string">
            <text:p>SLV</text:p>
          </table:table-cell>
          <table:table-cell office:value-type="string" calcext:value-type="string">
            <text:p>Silverade</text:p>
          </table:table-cell>
          <table:table-cell/>
          <table:table-cell table:style-name="Default"/>
          <table:table-cell/>
          <table:table-cell table:style-name="Default"/>
          <table:table-cell table:number-columns-repeated="1015"/>
        </table:table-row>
      </table:table>
      <table:table table:name="Pivot Table_car inventory_1" table:style-name="ta1">
        <table:shapes>
          <draw:frame draw:z-index="0" draw:style-name="gr1" draw:text-style-name="P1" svg:width="6.298in" svg:height="3.5453in" svg:x="2.0921in" svg:y="0.0417in">
            <draw:object draw:notify-on-update-of-ranges="PT@categories PT@label 0 PT@data 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5" table:default-cell-style-name="ce9"/>
        <table:table-column table:style-name="co15" table:default-cell-style-name="ce13"/>
        <table:table-row table:style-name="ro2">
          <table:table-cell table:style-name="ce7" office:value-type="string" calcext:value-type="string">
            <text:p>Driver</text:p>
          </table:table-cell>
          <table:table-cell table:style-name="ce11" office:value-type="string" calcext:value-type="string">
            <text:p>Sum - Miles</text:p>
          </table:table-cell>
        </table:table-row>
        <table:table-row table:style-name="ro2">
          <table:table-cell table:style-name="ce8" office:value-type="string" calcext:value-type="string">
            <text:p>Bard</text:p>
          </table:table-cell>
          <table:table-cell table:style-name="ce12" office:value-type="float" office:value="144647.7" calcext:value-type="float">
            <text:p>144647.7</text:p>
          </table:table-cell>
        </table:table-row>
        <table:table-row table:style-name="ro2">
          <table:table-cell office:value-type="string" calcext:value-type="string">
            <text:p>Chan</text:p>
          </table:table-cell>
          <table:table-cell office:value-type="float" office:value="150656.4" calcext:value-type="float">
            <text:p>150656.4</text:p>
          </table:table-cell>
        </table:table-row>
        <table:table-row table:style-name="ro2">
          <table:table-cell office:value-type="string" calcext:value-type="string">
            <text:p>Ewenty</text:p>
          </table:table-cell>
          <table:table-cell office:value-type="float" office:value="154427.9" calcext:value-type="float">
            <text:p>154427.9</text:p>
          </table:table-cell>
        </table:table-row>
        <table:table-row table:style-name="ro2">
          <table:table-cell office:value-type="string" calcext:value-type="string">
            <text:p>Gaul</text:p>
          </table:table-cell>
          <table:table-cell office:value-type="float" office:value="179986" calcext:value-type="float">
            <text:p>179986</text:p>
          </table:table-cell>
        </table:table-row>
        <table:table-row table:style-name="ro2">
          <table:table-cell office:value-type="string" calcext:value-type="string">
            <text:p>Howard</text:p>
          </table:table-cell>
          <table:table-cell office:value-type="float" office:value="143640.7" calcext:value-type="float">
            <text:p>143640.7</text:p>
          </table:table-cell>
        </table:table-row>
        <table:table-row table:style-name="ro2">
          <table:table-cell office:value-type="string" calcext:value-type="string">
            <text:p>Hulinski</text:p>
          </table:table-cell>
          <table:table-cell office:value-type="float" office:value="135078.2" calcext:value-type="float">
            <text:p>135078.2</text:p>
          </table:table-cell>
        </table:table-row>
        <table:table-row table:style-name="ro2">
          <table:table-cell office:value-type="string" calcext:value-type="string">
            <text:p>Jones</text:p>
          </table:table-cell>
          <table:table-cell office:value-type="float" office:value="184693.8" calcext:value-type="float">
            <text:p>184693.8</text:p>
          </table:table-cell>
        </table:table-row>
        <table:table-row table:style-name="ro2">
          <table:table-cell office:value-type="string" calcext:value-type="string">
            <text:p>Lyon</text:p>
          </table:table-cell>
          <table:table-cell office:value-type="float" office:value="127731.3" calcext:value-type="float">
            <text:p>127731.3</text:p>
          </table:table-cell>
        </table:table-row>
        <table:table-row table:style-name="ro2">
          <table:table-cell office:value-type="string" calcext:value-type="string">
            <text:p>McCall</text:p>
          </table:table-cell>
          <table:table-cell office:value-type="float" office:value="70964.9" calcext:value-type="float">
            <text:p>70964.9</text:p>
          </table:table-cell>
        </table:table-row>
        <table:table-row table:style-name="ro2">
          <table:table-cell office:value-type="string" calcext:value-type="string">
            <text:p>Praulty</text:p>
          </table:table-cell>
          <table:table-cell office:value-type="float" office:value="65315" calcext:value-type="float">
            <text:p>65315</text:p>
          </table:table-cell>
        </table:table-row>
        <table:table-row table:style-name="ro2">
          <table:table-cell office:value-type="string" calcext:value-type="string">
            <text:p>Rodriguez</text:p>
          </table:table-cell>
          <table:table-cell office:value-type="float" office:value="138561.5" calcext:value-type="float">
            <text:p>138561.5</text:p>
          </table:table-cell>
        </table:table-row>
        <table:table-row table:style-name="ro2">
          <table:table-cell office:value-type="string" calcext:value-type="string">
            <text:p>Santos</text:p>
          </table:table-cell>
          <table:table-cell office:value-type="float" office:value="141229.4" calcext:value-type="float">
            <text:p>141229.4</text:p>
          </table:table-cell>
        </table:table-row>
        <table:table-row table:style-name="ro2">
          <table:table-cell office:value-type="string" calcext:value-type="string">
            <text:p>Smith</text:p>
          </table:table-cell>
          <table:table-cell office:value-type="float" office:value="305432.4" calcext:value-type="float">
            <text:p>305432.4</text:p>
          </table:table-cell>
        </table:table-row>
        <table:table-row table:style-name="ro2">
          <table:table-cell office:value-type="string" calcext:value-type="string">
            <text:p>Swartz</text:p>
          </table:table-cell>
          <table:table-cell office:value-type="float" office:value="177713.9" calcext:value-type="float">
            <text:p>177713.9</text:p>
          </table:table-cell>
        </table:table-row>
        <table:table-row table:style-name="ro2">
          <table:table-cell office:value-type="string" calcext:value-type="string">
            <text:p>Torrens</text:p>
          </table:table-cell>
          <table:table-cell office:value-type="float" office:value="65964.9" calcext:value-type="float">
            <text:p>65964.9</text:p>
          </table:table-cell>
        </table:table-row>
        <table:table-row table:style-name="ro2">
          <table:table-cell office:value-type="string" calcext:value-type="string">
            <text:p>Vizzini</text:p>
          </table:table-cell>
          <table:table-cell office:value-type="float" office:value="130601.6" calcext:value-type="float">
            <text:p>130601.6</text:p>
          </table:table-cell>
        </table:table-row>
        <table:table-row table:style-name="ro2">
          <table:table-cell office:value-type="string" calcext:value-type="string">
            <text:p>Yousef</text:p>
          </table:table-cell>
          <table:table-cell table:style-name="ce14" office:value-type="float" office:value="19341.7" calcext:value-type="float">
            <text:p>19341.7</text:p>
          </table:table-cell>
        </table:table-row>
        <table:table-row table:style-name="ro2">
          <table:table-cell table:style-name="ce10" office:value-type="string" calcext:value-type="string">
            <text:p>Total Result</text:p>
          </table:table-cell>
          <table:table-cell table:style-name="ce15" office:value-type="float" office:value="2335987.3" calcext:value-type="float">
            <text:p>2335987.3</text:p>
          </table:table-cell>
        </table:table-row>
      </table:table>
      <table:named-expressions/>
      <table:database-ranges>
        <table:database-range table:name="__Anonymous_Sheet_DB__0" table:target-range-address="'car inventory'.D58:'car inventory'.E68" table:contains-header="false">
          <table:sort>
            <table:sort-by table:field-number="0" table:data-type="automatic"/>
          </table:sort>
        </table:database-range>
      </table:database-ranges>
      <table:data-pilot-tables>
        <table:data-pilot-table table:name="DataPilot1" table:application-data="" table:target-range-address="'Pivot Table_car inventory_1'.A1:'Pivot Table_car inventory_1'.B19" table:buttons="'Pivot Table_car inventory_1'.A1" table:show-filter-button="false" table:drill-down-on-double-click="false">
          <table:source-cell-range table:cell-range-address="'car inventory'.A1:'car inventory'.N53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Driver" table:orientation="row" table:used-hierarchy="0" table:function="auto">
            <table:data-pilot-level table:show-empty="false" calcext:repeat-item-labels="false">
              <table:data-pilot-members>
                <table:data-pilot-member table:name="Bard" table:display="true" table:show-details="true"/>
                <table:data-pilot-member table:name="Chan" table:display="true" table:show-details="true"/>
                <table:data-pilot-member table:name="Ewenty" table:display="true" table:show-details="true"/>
                <table:data-pilot-member table:name="Gaul" table:display="true" table:show-details="true"/>
                <table:data-pilot-member table:name="Howard" table:display="true" table:show-details="true"/>
                <table:data-pilot-member table:name="Hulinski" table:display="true" table:show-details="true"/>
                <table:data-pilot-member table:name="Jones" table:display="true" table:show-details="true"/>
                <table:data-pilot-member table:name="Lyon" table:display="true" table:show-details="true"/>
                <table:data-pilot-member table:name="McCall" table:display="true" table:show-details="true"/>
                <table:data-pilot-member table:name="Praulty" table:display="true" table:show-details="true"/>
                <table:data-pilot-member table:name="Rodriguez" table:display="true" table:show-details="true"/>
                <table:data-pilot-member table:name="Santos" table:display="true" table:show-details="true"/>
                <table:data-pilot-member table:name="Smith" table:display="true" table:show-details="true"/>
                <table:data-pilot-member table:name="Swartz" table:display="true" table:show-details="true"/>
                <table:data-pilot-member table:name="Torrens" table:display="true" table:show-details="true"/>
                <table:data-pilot-member table:name="Vizzini" table:display="true" table:show-details="true"/>
                <table:data-pilot-member table:name="Yousef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iles" table:orientation="data" table:used-hierarchy="0" table:function="sum">
            <table:data-pilot-level table:show-empty="false" calcext:repeat-item-labels="false">
              <table:data-pilot-members>
                <table:data-pilot-member table:name="3708.1" table:display="true" table:show-details="true"/>
                <table:data-pilot-member table:name="13682.9" table:display="true" table:show-details="true"/>
                <table:data-pilot-member table:name="13867.6" table:display="true" table:show-details="true"/>
                <table:data-pilot-member table:name="14289.6" table:display="true" table:show-details="true"/>
                <table:data-pilot-member table:name="17556.3" table:display="true" table:show-details="true"/>
                <table:data-pilot-member table:name="19341.7" table:display="true" table:show-details="true"/>
                <table:data-pilot-member table:name="19421.1" table:display="true" table:show-details="true"/>
                <table:data-pilot-member table:name="20223.9" table:display="true" table:show-details="true"/>
                <table:data-pilot-member table:name="22128.2" table:display="true" table:show-details="true"/>
                <table:data-pilot-member table:name="22188.5" table:display="true" table:show-details="true"/>
                <table:data-pilot-member table:name="22282" table:display="true" table:show-details="true"/>
                <table:data-pilot-member table:name="22521.6" table:display="true" table:show-details="true"/>
                <table:data-pilot-member table:name="22573" table:display="true" table:show-details="true"/>
                <table:data-pilot-member table:name="24513.2" table:display="true" table:show-details="true"/>
                <table:data-pilot-member table:name="27394.2" table:display="true" table:show-details="true"/>
                <table:data-pilot-member table:name="27534.8" table:display="true" table:show-details="true"/>
                <table:data-pilot-member table:name="27637.1" table:display="true" table:show-details="true"/>
                <table:data-pilot-member table:name="28464.8" table:display="true" table:show-details="true"/>
                <table:data-pilot-member table:name="29102.3" table:display="true" table:show-details="true"/>
                <table:data-pilot-member table:name="29601.9" table:display="true" table:show-details="true"/>
                <table:data-pilot-member table:name="30555.3" table:display="true" table:show-details="true"/>
                <table:data-pilot-member table:name="31144.4" table:display="true" table:show-details="true"/>
                <table:data-pilot-member table:name="33477.2" table:display="true" table:show-details="true"/>
                <table:data-pilot-member table:name="35137" table:display="true" table:show-details="true"/>
                <table:data-pilot-member table:name="36438.5" table:display="true" table:show-details="true"/>
                <table:data-pilot-member table:name="37558.8" table:display="true" table:show-details="true"/>
                <table:data-pilot-member table:name="40326.8" table:display="true" table:show-details="true"/>
                <table:data-pilot-member table:name="42074.2" table:display="true" table:show-details="true"/>
                <table:data-pilot-member table:name="42504.6" table:display="true" table:show-details="true"/>
                <table:data-pilot-member table:name="44946.5" table:display="true" table:show-details="true"/>
                <table:data-pilot-member table:name="44974.8" table:display="true" table:show-details="true"/>
                <table:data-pilot-member table:name="46311.4" table:display="true" table:show-details="true"/>
                <table:data-pilot-member table:name="48114.2" table:display="true" table:show-details="true"/>
                <table:data-pilot-member table:name="50854.1" table:display="true" table:show-details="true"/>
                <table:data-pilot-member table:name="52229.5" table:display="true" table:show-details="true"/>
                <table:data-pilot-member table:name="52699.4" table:display="true" table:show-details="true"/>
                <table:data-pilot-member table:name="60389.5" table:display="true" table:show-details="true"/>
                <table:data-pilot-member table:name="64467.4" table:display="true" table:show-details="true"/>
                <table:data-pilot-member table:name="64542" table:display="true" table:show-details="true"/>
                <table:data-pilot-member table:name="67829.1" table:display="true" table:show-details="true"/>
                <table:data-pilot-member table:name="68658.9" table:display="true" table:show-details="true"/>
                <table:data-pilot-member table:name="69891.9" table:display="true" table:show-details="true"/>
                <table:data-pilot-member table:name="72527.2" table:display="true" table:show-details="true"/>
                <table:data-pilot-member table:name="73444.4" table:display="true" table:show-details="true"/>
                <table:data-pilot-member table:name="77243.1" table:display="true" table:show-details="true"/>
                <table:data-pilot-member table:name="79420.6" table:display="true" table:show-details="true"/>
                <table:data-pilot-member table:name="80685.8" table:display="true" table:show-details="true"/>
                <table:data-pilot-member table:name="82374" table:display="true" table:show-details="true"/>
                <table:data-pilot-member table:name="83162.7" table:display="true" table:show-details="true"/>
                <table:data-pilot-member table:name="85928" table:display="true" table:show-details="true"/>
                <table:data-pilot-member table:name="93382.6" table:display="true" table:show-details="true"/>
                <table:data-pilot-member table:name="114660.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5-17T14:56:02.342585381</dc:date>
    <meta:editing-duration>PT43M53S</meta:editing-duration>
    <meta:editing-cycles>16</meta:editing-cycles>
    <meta:generator>LibreOffice/7.3.7.2$Linux_X86_64 LibreOffice_project/30$Build-2</meta:generator>
    <meta:document-statistic meta:table-count="2" meta:cell-count="817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loext:data-pilot-source="DataPilot1" chart:class="chart:bar" chart:style-name="ch1">
        <chart:title svg:x="6.156cm" svg:y="0.316cm" chart:style-name="ch2">
          <text:p>Total Miles Taken</text:p>
        </chart:title>
        <chart:legend chart:legend-position="end" svg:x="13.189cm" svg:y="2.952cm" style:legend-expansion="high" chart:style-name="ch3"/>
        <chart:plot-area chart:style-name="ch4" table:cell-range-address="PivotChart" chart:data-source-has-labels="column" svg:x="1.33cm" svg:y="1.275cm" svg:width="11.54cm" svg:height="5.67cm">
          <chart:coordinate-region svg:x="2.692cm" svg:y="1.474cm" svg:width="10.178cm" svg:height="3.855cm"/>
          <chart:axis chart:dimension="x" chart:name="primary-x" chart:style-name="ch5" chartooo:axis-type="auto">
            <chartooo:date-scale/>
            <chart:title svg:x="6.606cm" svg:y="7.125cm" chart:style-name="ch6">
              <text:p>Driver</text:p>
            </chart:title>
            <chart:categories table:cell-range-address="PT@categories"/>
          </chart:axis>
          <chart:axis chart:dimension="y" chart:name="primary-y" chart:style-name="ch7">
            <chart:title svg:x="0.451cm" svg:y="5.067cm" chart:style-name="ch8">
              <text:p>Miles Driven</text:p>
            </chart:title>
            <chart:grid chart:style-name="ch9" chart:class="major"/>
          </chart:axis>
          <chart:series chart:style-name="ch10" chart:values-cell-range-address="PT@data 0" chart:label-cell-address="PT@label 0" chart:class="chart:bar">
            <chart:data-point chart:repeated="1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PT@label 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rd</text:p>
                <draw:g>
                  <svg:desc>PT@categories</svg:desc>
                </draw:g>
              </table:table-cell>
              <table:table-cell office:value-type="float" office:value="144647.7">
                <text:p>144647.7</text:p>
                <draw:g>
                  <svg:desc>PT@data 0</svg:desc>
                </draw:g>
              </table:table-cell>
            </table:table-row>
            <table:table-row>
              <table:table-cell office:value-type="string">
                <text:p>Chan</text:p>
              </table:table-cell>
              <table:table-cell office:value-type="float" office:value="150656.4">
                <text:p>150656.4</text:p>
              </table:table-cell>
            </table:table-row>
            <table:table-row>
              <table:table-cell office:value-type="string">
                <text:p>Ewenty</text:p>
              </table:table-cell>
              <table:table-cell office:value-type="float" office:value="154427.9">
                <text:p>154427.9</text:p>
              </table:table-cell>
            </table:table-row>
            <table:table-row>
              <table:table-cell office:value-type="string">
                <text:p>Gaul</text:p>
              </table:table-cell>
              <table:table-cell office:value-type="float" office:value="179986">
                <text:p>179986</text:p>
              </table:table-cell>
            </table:table-row>
            <table:table-row>
              <table:table-cell office:value-type="string">
                <text:p>Howard</text:p>
              </table:table-cell>
              <table:table-cell office:value-type="float" office:value="143640.7">
                <text:p>143640.7</text:p>
              </table:table-cell>
            </table:table-row>
            <table:table-row>
              <table:table-cell office:value-type="string">
                <text:p>Hulinski</text:p>
              </table:table-cell>
              <table:table-cell office:value-type="float" office:value="135078.2">
                <text:p>135078.2</text:p>
              </table:table-cell>
            </table:table-row>
            <table:table-row>
              <table:table-cell office:value-type="string">
                <text:p>Jones</text:p>
              </table:table-cell>
              <table:table-cell office:value-type="float" office:value="184693.8">
                <text:p>184693.8</text:p>
              </table:table-cell>
            </table:table-row>
            <table:table-row>
              <table:table-cell office:value-type="string">
                <text:p>Lyon</text:p>
              </table:table-cell>
              <table:table-cell office:value-type="float" office:value="127731.3">
                <text:p>127731.3</text:p>
              </table:table-cell>
            </table:table-row>
            <table:table-row>
              <table:table-cell office:value-type="string">
                <text:p>McCall</text:p>
              </table:table-cell>
              <table:table-cell office:value-type="float" office:value="70964.9">
                <text:p>70964.9</text:p>
              </table:table-cell>
            </table:table-row>
            <table:table-row>
              <table:table-cell office:value-type="string">
                <text:p>Praulty</text:p>
              </table:table-cell>
              <table:table-cell office:value-type="float" office:value="65315">
                <text:p>65315</text:p>
              </table:table-cell>
            </table:table-row>
            <table:table-row>
              <table:table-cell office:value-type="string">
                <text:p>Rodriguez</text:p>
              </table:table-cell>
              <table:table-cell office:value-type="float" office:value="138561.5">
                <text:p>138561.5</text:p>
              </table:table-cell>
            </table:table-row>
            <table:table-row>
              <table:table-cell office:value-type="string">
                <text:p>Santos</text:p>
              </table:table-cell>
              <table:table-cell office:value-type="float" office:value="141229.4">
                <text:p>141229.4</text:p>
              </table:table-cell>
            </table:table-row>
            <table:table-row>
              <table:table-cell office:value-type="string">
                <text:p>Smith</text:p>
              </table:table-cell>
              <table:table-cell office:value-type="float" office:value="305432.4">
                <text:p>305432.4</text:p>
              </table:table-cell>
            </table:table-row>
            <table:table-row>
              <table:table-cell office:value-type="string">
                <text:p>Swartz</text:p>
              </table:table-cell>
              <table:table-cell office:value-type="float" office:value="177713.9">
                <text:p>177713.9</text:p>
              </table:table-cell>
            </table:table-row>
            <table:table-row>
              <table:table-cell office:value-type="string">
                <text:p>Torrens</text:p>
              </table:table-cell>
              <table:table-cell office:value-type="float" office:value="65964.9">
                <text:p>65964.9</text:p>
              </table:table-cell>
            </table:table-row>
            <table:table-row>
              <table:table-cell office:value-type="string">
                <text:p>Vizzini</text:p>
              </table:table-cell>
              <table:table-cell office:value-type="float" office:value="130601.6">
                <text:p>130601.6</text:p>
              </table:table-cell>
            </table:table-row>
            <table:table-row>
              <table:table-cell office:value-type="string">
                <text:p>Yousef</text:p>
              </table:table-cell>
              <table:table-cell office:value-type="float" office:value="19341.7">
                <text:p>19341.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Long_20_Dash_20__28_Rounded_29_" draw:display-name="Long Dash (Rounded)" draw:style="round" draw:dots1="1" draw:dots1-length="301%" draw:distance="399%"/>
  </office:styles>
</office:document-styles>
</file>